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57pt" style:use-optimal-column-width="true"/>
    </style:style>
    <style:style style:name="ACOL-2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.csv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4"/>
        <table:table-column table:default-cell-style-name="ACE-0" table:style-name="ACOL-1"/>
        <table:table-column table:default-cell-style-name="ACE-0" table:style-name="ACOL-0" table:number-columns-repeated="251"/>
        <table:table-row table:style-name="AROW-0">
          <table:table-cell table:style-name="ACE-0" office:value-type="string">
            <text:p>DetectorType</text:p>
          </table:table-cell>
          <table:table-cell table:style-name="ACE-0" office:value-type="string">
            <text:p>DescriptorType</text:p>
          </table:table-cell>
          <table:table-cell table:style-name="ACE-0" office:value-type="string">
            <text:p>ImgNumber</text:p>
          </table:table-cell>
          <table:table-cell table:style-name="ACE-0" office:value-type="string">
            <text:p>TTC_Lidar</text:p>
          </table:table-cell>
          <table:table-cell table:style-name="ACE-0" office:value-type="string">
            <text:p>TTC_Camera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SK</text:p>
          </table:table-cell>
          <table:table-cell table:style-name="ACE-0" office:value-type="float" office:value="0">
            <text:p>0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.289099999999999">
            <text:p>12.2891</text:p>
          </table:table-cell>
          <table:table-cell table:style-name="ACE-0" office:value-type="float" office:value="10.908200000000001">
            <text:p>10.908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SK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3.354699999999999">
            <text:p>13.3547</text:p>
          </table:table-cell>
          <table:table-cell table:style-name="ACE-0" office:value-type="float" office:value="52.795200000000001">
            <text:p>52.795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SK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6.384499999999999">
            <text:p>16.3845</text:p>
          </table:table-cell>
          <table:table-cell table:style-name="ACE-0" office:value-type="float" office:value="-11.473100000000001">
            <text:p>−11.473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SK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4.0764">
            <text:p>14.0764</text:p>
          </table:table-cell>
          <table:table-cell table:style-name="ACE-0" office:value-type="float" office:value="11.395099999999999">
            <text:p>11.395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SK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2.729900000000001">
            <text:p>12.7299</text:p>
          </table:table-cell>
          <table:table-cell table:style-name="ACE-0" office:value-type="float" office:value="44.916600000000003">
            <text:p>44.916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SK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3.751099999999999">
            <text:p>13.7511</text:p>
          </table:table-cell>
          <table:table-cell table:style-name="ACE-0" office:value-type="float" office:value="12.9945">
            <text:p>12.994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SK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13.731400000000001">
            <text:p>13.7314</text:p>
          </table:table-cell>
          <table:table-cell table:style-name="ACE-0" office:value-type="float" office:value="13.497">
            <text:p>13.49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SK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3.790100000000001">
            <text:p>13.7901</text:p>
          </table:table-cell>
          <table:table-cell table:style-name="ACE-0" office:value-type="float" office:value="17.6204">
            <text:p>17.620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SK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12.058999999999999">
            <text:p>12.059</text:p>
          </table:table-cell>
          <table:table-cell table:style-name="ACE-0" office:value-type="float" office:value="0.13614899999999999">
            <text:p>0.13614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1.8642">
            <text:p>11.8642</text:p>
          </table:table-cell>
          <table:table-cell table:style-name="ACE-0" office:value-type="float" office:value="-153.93000000000001">
            <text:p>−153.9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11.9682">
            <text:p>11.9682</text:p>
          </table:table-cell>
          <table:table-cell table:style-name="ACE-0" office:value-type="float" office:value="11.741400000000001">
            <text:p>11.741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9.8871099999999998">
            <text:p>9.88711</text:p>
          </table:table-cell>
          <table:table-cell table:style-name="ACE-0" office:value-type="float" office:value="11.694800000000001">
            <text:p>11.694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9.4250399999999992">
            <text:p>9.42504</text:p>
          </table:table-cell>
          <table:table-cell table:style-name="ACE-0" office:value-type="float" office:value="284.161">
            <text:p>284.16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4">
            <text:p>14</text:p>
          </table:table-cell>
          <table:table-cell table:style-name="ACE-0" office:value-type="float" office:value="9.3021499999999993">
            <text:p>9.30215</text:p>
          </table:table-cell>
          <table:table-cell table:style-name="ACE-0" office:value-type="float" office:value="7.7214400000000003">
            <text:p>7.7214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8.3211999999999993">
            <text:p>8.3212</text:p>
          </table:table-cell>
          <table:table-cell table:style-name="ACE-0" office:value-type="float" office:value="-12.3391">
            <text:p>−12.339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8.8986699999999992">
            <text:p>8.89867</text:p>
          </table:table-cell>
          <table:table-cell table:style-name="ACE-0" office:value-type="float" office:value="8.5225799999999996">
            <text:p>8.5225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11.030099999999999">
            <text:p>11.0301</text:p>
          </table:table-cell>
          <table:table-cell table:style-name="ACE-0" office:value-type="float" office:value="12.5848">
            <text:p>12.584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8.5355699999999999">
            <text:p>8.53557</text:p>
          </table:table-cell>
          <table:table-cell table:style-name="ACE-0" office:value-type="float" office:value="0.68705499999999997">
            <text:p>0.687055</text:p>
          </table:table-cell>
          <table:table-cell table:number-columns-repeated="251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EF</text:p>
          </table:table-cell>
          <table:table-cell table:style-name="ACE-0" office:value-type="float" office:value="0">
            <text:p>0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.289099999999999">
            <text:p>12.2891</text:p>
          </table:table-cell>
          <table:table-cell table:style-name="ACE-0" office:value-type="float" office:value="10.908200000000001">
            <text:p>10.908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EF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3.354699999999999">
            <text:p>13.3547</text:p>
          </table:table-cell>
          <table:table-cell table:style-name="ACE-0" office:value-type="float" office:value="63.847499999999997">
            <text:p>63.847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EF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6.384499999999999">
            <text:p>16.3845</text:p>
          </table:table-cell>
          <table:table-cell table:style-name="ACE-0" office:value-type="float" office:value="-11.473100000000001">
            <text:p>−11.473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EF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4.0764">
            <text:p>14.0764</text:p>
          </table:table-cell>
          <table:table-cell table:style-name="ACE-0" office:value-type="float" office:value="11.5792">
            <text:p>11.579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EF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2.729900000000001">
            <text:p>12.7299</text:p>
          </table:table-cell>
          <table:table-cell table:style-name="ACE-0" office:value-type="float" office:value="35.383299999999998">
            <text:p>35.383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EF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3.751099999999999">
            <text:p>13.7511</text:p>
          </table:table-cell>
          <table:table-cell table:style-name="ACE-0" office:value-type="float" office:value="15.2483">
            <text:p>15.248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EF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13.731400000000001">
            <text:p>13.7314</text:p>
          </table:table-cell>
          <table:table-cell table:style-name="ACE-0" office:value-type="float" office:value="14.2744">
            <text:p>14.274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EF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3.790100000000001">
            <text:p>13.7901</text:p>
          </table:table-cell>
          <table:table-cell table:style-name="ACE-0" office:value-type="float" office:value="17.6204">
            <text:p>17.620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EF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12.058999999999999">
            <text:p>12.059</text:p>
          </table:table-cell>
          <table:table-cell table:style-name="ACE-0" office:value-type="float" office:value="3.9386399999999999">
            <text:p>3.9386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1.8642">
            <text:p>11.8642</text:p>
          </table:table-cell>
          <table:table-cell table:style-name="ACE-0" office:value-type="float" office:value="20.586200000000002">
            <text:p>20.586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11.9682">
            <text:p>11.9682</text:p>
          </table:table-cell>
          <table:table-cell table:style-name="ACE-0" office:value-type="float" office:value="11.155200000000001">
            <text:p>11.155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9.8871099999999998">
            <text:p>9.88711</text:p>
          </table:table-cell>
          <table:table-cell table:style-name="ACE-0" office:value-type="float" office:value="12.244999999999999">
            <text:p>12.24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9.4250399999999992">
            <text:p>9.42504</text:p>
          </table:table-cell>
          <table:table-cell table:style-name="ACE-0" office:value-type="float" office:value="13.432700000000001">
            <text:p>13.432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4">
            <text:p>14</text:p>
          </table:table-cell>
          <table:table-cell table:style-name="ACE-0" office:value-type="float" office:value="9.3021499999999993">
            <text:p>9.30215</text:p>
          </table:table-cell>
          <table:table-cell table:style-name="ACE-0" office:value-type="float" office:value="5.6609699999999998">
            <text:p>5.6609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8.3211999999999993">
            <text:p>8.3212</text:p>
          </table:table-cell>
          <table:table-cell table:style-name="ACE-0" office:value-type="float" office:value="-13.626300000000001">
            <text:p>−13.626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8.8986699999999992">
            <text:p>8.89867</text:p>
          </table:table-cell>
          <table:table-cell table:style-name="ACE-0" office:value-type="float" office:value="6.7641">
            <text:p>6.764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11.030099999999999">
            <text:p>11.0301</text:p>
          </table:table-cell>
          <table:table-cell table:style-name="ACE-0" office:value-type="float" office:value="12.5848">
            <text:p>12.584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8.5355699999999999">
            <text:p>8.53557</text:p>
          </table:table-cell>
          <table:table-cell table:style-name="ACE-0" office:value-type="float" office:value="12.838100000000001">
            <text:p>12.8381</text:p>
          </table:table-cell>
          <table:table-cell table:number-columns-repeated="251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ORB</text:p>
          </table:table-cell>
          <table:table-cell table:style-name="ACE-0" office:value-type="float" office:value="0">
            <text:p>0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ORB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.289099999999999">
            <text:p>12.2891</text:p>
          </table:table-cell>
          <table:table-cell table:style-name="ACE-0" office:value-type="float" office:value="10.908200000000001">
            <text:p>10.908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ORB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3.354699999999999">
            <text:p>13.3547</text:p>
          </table:table-cell>
          <table:table-cell table:style-name="ACE-0" office:value-type="float" office:value="63.847499999999997">
            <text:p>63.847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ORB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6.384499999999999">
            <text:p>16.3845</text:p>
          </table:table-cell>
          <table:table-cell table:style-name="ACE-0" office:value-type="float" office:value="-11.473100000000001">
            <text:p>−11.473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ORB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4.0764">
            <text:p>14.0764</text:p>
          </table:table-cell>
          <table:table-cell table:style-name="ACE-0" office:value-type="float" office:value="11.5792">
            <text:p>11.579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ORB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2.729900000000001">
            <text:p>12.7299</text:p>
          </table:table-cell>
          <table:table-cell table:style-name="ACE-0" office:value-type="float" office:value="13.6432">
            <text:p>13.643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ORB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3.751099999999999">
            <text:p>13.7511</text:p>
          </table:table-cell>
          <table:table-cell table:style-name="ACE-0" office:value-type="float" office:value="13.621700000000001">
            <text:p>13.621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ORB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13.731400000000001">
            <text:p>13.7314</text:p>
          </table:table-cell>
          <table:table-cell table:style-name="ACE-0" office:value-type="float" office:value="13.497">
            <text:p>13.49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ORB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3.790100000000001">
            <text:p>13.7901</text:p>
          </table:table-cell>
          <table:table-cell table:style-name="ACE-0" office:value-type="float" office:value="35.151299999999999">
            <text:p>35.151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ORB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12.058999999999999">
            <text:p>12.059</text:p>
          </table:table-cell>
          <table:table-cell table:style-name="ACE-0" office:value-type="float" office:value="3.9027699999999999">
            <text:p>3.9027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ORB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1.8642">
            <text:p>11.8642</text:p>
          </table:table-cell>
          <table:table-cell table:style-name="ACE-0" office:value-type="float" office:value="20.586200000000002">
            <text:p>20.586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ORB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11.9682">
            <text:p>11.9682</text:p>
          </table:table-cell>
          <table:table-cell table:style-name="ACE-0" office:value-type="float" office:value="11.670199999999999">
            <text:p>11.670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ORB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9.8871099999999998">
            <text:p>9.88711</text:p>
          </table:table-cell>
          <table:table-cell table:style-name="ACE-0" office:value-type="float" office:value="11.694800000000001">
            <text:p>11.694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ORB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9.4250399999999992">
            <text:p>9.42504</text:p>
          </table:table-cell>
          <table:table-cell table:style-name="ACE-0" office:value-type="float" office:value="568.322">
            <text:p>568.32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ORB</text:p>
          </table:table-cell>
          <table:table-cell table:style-name="ACE-0" office:value-type="float" office:value="14">
            <text:p>14</text:p>
          </table:table-cell>
          <table:table-cell table:style-name="ACE-0" office:value-type="float" office:value="9.3021499999999993">
            <text:p>9.30215</text:p>
          </table:table-cell>
          <table:table-cell table:style-name="ACE-0" office:value-type="float" office:value="6.0698400000000001">
            <text:p>6.0698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ORB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8.3211999999999993">
            <text:p>8.3212</text:p>
          </table:table-cell>
          <table:table-cell table:style-name="ACE-0" office:value-type="string">
            <text:p>-inf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ORB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8.8986699999999992">
            <text:p>8.89867</text:p>
          </table:table-cell>
          <table:table-cell table:style-name="ACE-0" office:value-type="float" office:value="6.6033799999999996">
            <text:p>6.6033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ORB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11.030099999999999">
            <text:p>11.0301</text:p>
          </table:table-cell>
          <table:table-cell table:style-name="ACE-0" office:value-type="float" office:value="12.5848">
            <text:p>12.584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ORB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8.5355699999999999">
            <text:p>8.53557</text:p>
          </table:table-cell>
          <table:table-cell table:style-name="ACE-0" office:value-type="string">
            <text:p>-inf</text:p>
          </table:table-cell>
          <table:table-cell table:number-columns-repeated="251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FREAK</text:p>
          </table:table-cell>
          <table:table-cell table:style-name="ACE-0" office:value-type="float" office:value="0">
            <text:p>0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.289099999999999">
            <text:p>12.2891</text:p>
          </table:table-cell>
          <table:table-cell table:style-name="ACE-0" office:value-type="float" office:value="9.74953">
            <text:p>9.7495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FREAK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3.354699999999999">
            <text:p>13.3547</text:p>
          </table:table-cell>
          <table:table-cell table:style-name="ACE-0" office:value-type="float" office:value="-0.51955200000000001">
            <text:p>−0.51955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FREAK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6.384499999999999">
            <text:p>16.3845</text:p>
          </table:table-cell>
          <table:table-cell table:style-name="ACE-0" office:value-type="float" office:value="-80.852500000000006">
            <text:p>−80.852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FREAK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4.0764">
            <text:p>14.0764</text:p>
          </table:table-cell>
          <table:table-cell table:style-name="ACE-0" office:value-type="float" office:value="12.128399999999999">
            <text:p>12.128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FREAK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2.729900000000001">
            <text:p>12.7299</text:p>
          </table:table-cell>
          <table:table-cell table:style-name="ACE-0" office:value-type="string">
            <text:p>-inf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FREAK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3.751099999999999">
            <text:p>13.7511</text:p>
          </table:table-cell>
          <table:table-cell table:style-name="ACE-0" office:value-type="float" office:value="15.5268">
            <text:p>15.526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FREAK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13.731400000000001">
            <text:p>13.7314</text:p>
          </table:table-cell>
          <table:table-cell table:style-name="ACE-0" office:value-type="float" office:value="13.342000000000001">
            <text:p>13.34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FREAK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3.790100000000001">
            <text:p>13.7901</text:p>
          </table:table-cell>
          <table:table-cell table:style-name="ACE-0" office:value-type="string">
            <text:p>-inf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FREAK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12.058999999999999">
            <text:p>12.059</text:p>
          </table:table-cell>
          <table:table-cell table:style-name="ACE-0" office:value-type="float" office:value="0.13783500000000001">
            <text:p>0.13783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1.8642">
            <text:p>11.8642</text:p>
          </table:table-cell>
          <table:table-cell table:style-name="ACE-0" office:value-type="float" office:value="10.293100000000001">
            <text:p>10.293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11.9682">
            <text:p>11.9682</text:p>
          </table:table-cell>
          <table:table-cell table:style-name="ACE-0" office:value-type="float" office:value="11.0967">
            <text:p>11.096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9.8871099999999998">
            <text:p>9.88711</text:p>
          </table:table-cell>
          <table:table-cell table:style-name="ACE-0" office:value-type="string">
            <text:p>-inf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9.4250399999999992">
            <text:p>9.42504</text:p>
          </table:table-cell>
          <table:table-cell table:style-name="ACE-0" office:value-type="float" office:value="13.4095">
            <text:p>13.409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4">
            <text:p>14</text:p>
          </table:table-cell>
          <table:table-cell table:style-name="ACE-0" office:value-type="float" office:value="9.3021499999999993">
            <text:p>9.30215</text:p>
          </table:table-cell>
          <table:table-cell table:style-name="ACE-0" office:value-type="float" office:value="0.50081299999999995">
            <text:p>0.50081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8.3211999999999993">
            <text:p>8.3212</text:p>
          </table:table-cell>
          <table:table-cell table:style-name="ACE-0" office:value-type="float" office:value="-12.638999999999999">
            <text:p>−12.63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8.8986699999999992">
            <text:p>8.89867</text:p>
          </table:table-cell>
          <table:table-cell table:style-name="ACE-0" office:value-type="float" office:value="9.0661000000000005">
            <text:p>9.066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11.030099999999999">
            <text:p>11.0301</text:p>
          </table:table-cell>
          <table:table-cell table:style-name="ACE-0" office:value-type="float" office:value="11.7964">
            <text:p>11.796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HARRIS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8.5355699999999999">
            <text:p>8.53557</text:p>
          </table:table-cell>
          <table:table-cell table:style-name="ACE-0" office:value-type="float" office:value="25.676300000000001">
            <text:p>25.6763</text:p>
          </table:table-cell>
          <table:table-cell table:number-columns-repeated="251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SK</text:p>
          </table:table-cell>
          <table:table-cell table:style-name="ACE-0" office:value-type="float" office:value="0">
            <text:p>0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.289099999999999">
            <text:p>12.2891</text:p>
          </table:table-cell>
          <table:table-cell table:style-name="ACE-0" office:value-type="float" office:value="15.3278">
            <text:p>15.327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SK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3.354699999999999">
            <text:p>13.3547</text:p>
          </table:table-cell>
          <table:table-cell table:style-name="ACE-0" office:value-type="float" office:value="12.763400000000001">
            <text:p>12.763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SK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6.384499999999999">
            <text:p>16.3845</text:p>
          </table:table-cell>
          <table:table-cell table:style-name="ACE-0" office:value-type="float" office:value="13.5261">
            <text:p>13.526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SK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4.0764">
            <text:p>14.0764</text:p>
          </table:table-cell>
          <table:table-cell table:style-name="ACE-0" office:value-type="float" office:value="13.81">
            <text:p>13.8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SK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2.729900000000001">
            <text:p>12.7299</text:p>
          </table:table-cell>
          <table:table-cell table:style-name="ACE-0" office:value-type="float" office:value="13.0276">
            <text:p>13.027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SK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3.751099999999999">
            <text:p>13.7511</text:p>
          </table:table-cell>
          <table:table-cell table:style-name="ACE-0" office:value-type="float" office:value="11.426">
            <text:p>11.42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SK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13.731400000000001">
            <text:p>13.7314</text:p>
          </table:table-cell>
          <table:table-cell table:style-name="ACE-0" office:value-type="float" office:value="12.8408">
            <text:p>12.840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SK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3.790100000000001">
            <text:p>13.7901</text:p>
          </table:table-cell>
          <table:table-cell table:style-name="ACE-0" office:value-type="float" office:value="13.992100000000001">
            <text:p>13.992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SK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12.058999999999999">
            <text:p>12.059</text:p>
          </table:table-cell>
          <table:table-cell table:style-name="ACE-0" office:value-type="float" office:value="11.273999999999999">
            <text:p>11.27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1.8642">
            <text:p>11.8642</text:p>
          </table:table-cell>
          <table:table-cell table:style-name="ACE-0" office:value-type="float" office:value="35.585000000000001">
            <text:p>35.58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11.9682">
            <text:p>11.9682</text:p>
          </table:table-cell>
          <table:table-cell table:style-name="ACE-0" office:value-type="float" office:value="12.776199999999999">
            <text:p>12.776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9.8871099999999998">
            <text:p>9.88711</text:p>
          </table:table-cell>
          <table:table-cell table:style-name="ACE-0" office:value-type="float" office:value="11.583600000000001">
            <text:p>11.583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9.4250399999999992">
            <text:p>9.42504</text:p>
          </table:table-cell>
          <table:table-cell table:style-name="ACE-0" office:value-type="float" office:value="11.4876">
            <text:p>11.487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4">
            <text:p>14</text:p>
          </table:table-cell>
          <table:table-cell table:style-name="ACE-0" office:value-type="float" office:value="9.3021499999999993">
            <text:p>9.30215</text:p>
          </table:table-cell>
          <table:table-cell table:style-name="ACE-0" office:value-type="float" office:value="12.2294">
            <text:p>12.229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8.3211999999999993">
            <text:p>8.3212</text:p>
          </table:table-cell>
          <table:table-cell table:style-name="ACE-0" office:value-type="float" office:value="10.225">
            <text:p>10.22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8.8986699999999992">
            <text:p>8.89867</text:p>
          </table:table-cell>
          <table:table-cell table:style-name="ACE-0" office:value-type="float" office:value="10.685700000000001">
            <text:p>10.685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11.030099999999999">
            <text:p>11.0301</text:p>
          </table:table-cell>
          <table:table-cell table:style-name="ACE-0" office:value-type="float" office:value="10.0052">
            <text:p>10.005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8.5355699999999999">
            <text:p>8.53557</text:p>
          </table:table-cell>
          <table:table-cell table:style-name="ACE-0" office:value-type="float" office:value="10.5152">
            <text:p>10.5152</text:p>
          </table:table-cell>
          <table:table-cell table:number-columns-repeated="251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EF</text:p>
          </table:table-cell>
          <table:table-cell table:style-name="ACE-0" office:value-type="float" office:value="0">
            <text:p>0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.289099999999999">
            <text:p>12.2891</text:p>
          </table:table-cell>
          <table:table-cell table:style-name="ACE-0" office:value-type="float" office:value="14.675599999999999">
            <text:p>14.675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EF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3.354699999999999">
            <text:p>13.3547</text:p>
          </table:table-cell>
          <table:table-cell table:style-name="ACE-0" office:value-type="float" office:value="13.9717">
            <text:p>13.971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EF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6.384499999999999">
            <text:p>16.3845</text:p>
          </table:table-cell>
          <table:table-cell table:style-name="ACE-0" office:value-type="float" office:value="9.7397799999999997">
            <text:p>9.7397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EF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4.0764">
            <text:p>14.0764</text:p>
          </table:table-cell>
          <table:table-cell table:style-name="ACE-0" office:value-type="float" office:value="14.981999999999999">
            <text:p>14.98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EF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2.729900000000001">
            <text:p>12.7299</text:p>
          </table:table-cell>
          <table:table-cell table:style-name="ACE-0" office:value-type="float" office:value="12.7628">
            <text:p>12.762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EF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3.751099999999999">
            <text:p>13.7511</text:p>
          </table:table-cell>
          <table:table-cell table:style-name="ACE-0" office:value-type="float" office:value="13.270300000000001">
            <text:p>13.270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EF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13.731400000000001">
            <text:p>13.7314</text:p>
          </table:table-cell>
          <table:table-cell table:style-name="ACE-0" office:value-type="float" office:value="15.266400000000001">
            <text:p>15.266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EF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3.790100000000001">
            <text:p>13.7901</text:p>
          </table:table-cell>
          <table:table-cell table:style-name="ACE-0" office:value-type="float" office:value="12.0847">
            <text:p>12.084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EF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12.058999999999999">
            <text:p>12.059</text:p>
          </table:table-cell>
          <table:table-cell table:style-name="ACE-0" office:value-type="float" office:value="11.8703">
            <text:p>11.870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1.8642">
            <text:p>11.8642</text:p>
          </table:table-cell>
          <table:table-cell table:style-name="ACE-0" office:value-type="float" office:value="12.628500000000001">
            <text:p>12.628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11.9682">
            <text:p>11.9682</text:p>
          </table:table-cell>
          <table:table-cell table:style-name="ACE-0" office:value-type="float" office:value="11.8507">
            <text:p>11.850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9.8871099999999998">
            <text:p>9.88711</text:p>
          </table:table-cell>
          <table:table-cell table:style-name="ACE-0" office:value-type="float" office:value="11.764200000000001">
            <text:p>11.764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9.4250399999999992">
            <text:p>9.42504</text:p>
          </table:table-cell>
          <table:table-cell table:style-name="ACE-0" office:value-type="float" office:value="11.7197">
            <text:p>11.719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4">
            <text:p>14</text:p>
          </table:table-cell>
          <table:table-cell table:style-name="ACE-0" office:value-type="float" office:value="9.3021499999999993">
            <text:p>9.30215</text:p>
          </table:table-cell>
          <table:table-cell table:style-name="ACE-0" office:value-type="float" office:value="11.355700000000001">
            <text:p>11.355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8.3211999999999993">
            <text:p>8.3212</text:p>
          </table:table-cell>
          <table:table-cell table:style-name="ACE-0" office:value-type="float" office:value="12.1983">
            <text:p>12.198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8.8986699999999992">
            <text:p>8.89867</text:p>
          </table:table-cell>
          <table:table-cell table:style-name="ACE-0" office:value-type="float" office:value="8.2396100000000008">
            <text:p>8.2396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11.030099999999999">
            <text:p>11.0301</text:p>
          </table:table-cell>
          <table:table-cell table:style-name="ACE-0" office:value-type="float" office:value="11.138199999999999">
            <text:p>11.138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8.5355699999999999">
            <text:p>8.53557</text:p>
          </table:table-cell>
          <table:table-cell table:style-name="ACE-0" office:value-type="float" office:value="8.4309700000000003">
            <text:p>8.43097</text:p>
          </table:table-cell>
          <table:table-cell table:number-columns-repeated="251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ORB</text:p>
          </table:table-cell>
          <table:table-cell table:style-name="ACE-0" office:value-type="float" office:value="0">
            <text:p>0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ORB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.289099999999999">
            <text:p>12.2891</text:p>
          </table:table-cell>
          <table:table-cell table:style-name="ACE-0" office:value-type="float" office:value="13.8743">
            <text:p>13.874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ORB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3.354699999999999">
            <text:p>13.3547</text:p>
          </table:table-cell>
          <table:table-cell table:style-name="ACE-0" office:value-type="float" office:value="11.658799999999999">
            <text:p>11.658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ORB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6.384499999999999">
            <text:p>16.3845</text:p>
          </table:table-cell>
          <table:table-cell table:style-name="ACE-0" office:value-type="float" office:value="12.0672">
            <text:p>12.067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ORB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4.0764">
            <text:p>14.0764</text:p>
          </table:table-cell>
          <table:table-cell table:style-name="ACE-0" office:value-type="float" office:value="13.0791">
            <text:p>13.079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ORB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2.729900000000001">
            <text:p>12.7299</text:p>
          </table:table-cell>
          <table:table-cell table:style-name="ACE-0" office:value-type="float" office:value="12.093400000000001">
            <text:p>12.093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ORB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3.751099999999999">
            <text:p>13.7511</text:p>
          </table:table-cell>
          <table:table-cell table:style-name="ACE-0" office:value-type="float" office:value="13.228199999999999">
            <text:p>13.228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ORB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13.731400000000001">
            <text:p>13.7314</text:p>
          </table:table-cell>
          <table:table-cell table:style-name="ACE-0" office:value-type="float" office:value="12.859500000000001">
            <text:p>12.859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ORB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3.790100000000001">
            <text:p>13.7901</text:p>
          </table:table-cell>
          <table:table-cell table:style-name="ACE-0" office:value-type="float" office:value="11.882199999999999">
            <text:p>11.882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ORB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12.058999999999999">
            <text:p>12.059</text:p>
          </table:table-cell>
          <table:table-cell table:style-name="ACE-0" office:value-type="float" office:value="11.246499999999999">
            <text:p>11.246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ORB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1.8642">
            <text:p>11.8642</text:p>
          </table:table-cell>
          <table:table-cell table:style-name="ACE-0" office:value-type="float" office:value="13.941800000000001">
            <text:p>13.941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ORB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11.9682">
            <text:p>11.9682</text:p>
          </table:table-cell>
          <table:table-cell table:style-name="ACE-0" office:value-type="float" office:value="11.470599999999999">
            <text:p>11.470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ORB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9.8871099999999998">
            <text:p>9.88711</text:p>
          </table:table-cell>
          <table:table-cell table:style-name="ACE-0" office:value-type="float" office:value="11.561500000000001">
            <text:p>11.561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ORB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9.4250399999999992">
            <text:p>9.42504</text:p>
          </table:table-cell>
          <table:table-cell table:style-name="ACE-0" office:value-type="float" office:value="11.6341">
            <text:p>11.634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ORB</text:p>
          </table:table-cell>
          <table:table-cell table:style-name="ACE-0" office:value-type="float" office:value="14">
            <text:p>14</text:p>
          </table:table-cell>
          <table:table-cell table:style-name="ACE-0" office:value-type="float" office:value="9.3021499999999993">
            <text:p>9.30215</text:p>
          </table:table-cell>
          <table:table-cell table:style-name="ACE-0" office:value-type="float" office:value="11.426">
            <text:p>11.42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ORB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8.3211999999999993">
            <text:p>8.3212</text:p>
          </table:table-cell>
          <table:table-cell table:style-name="ACE-0" office:value-type="float" office:value="10.550700000000001">
            <text:p>10.550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ORB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8.8986699999999992">
            <text:p>8.89867</text:p>
          </table:table-cell>
          <table:table-cell table:style-name="ACE-0" office:value-type="float" office:value="8.8999600000000001">
            <text:p>8.8999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ORB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11.030099999999999">
            <text:p>11.0301</text:p>
          </table:table-cell>
          <table:table-cell table:style-name="ACE-0" office:value-type="float" office:value="9.5382999999999996">
            <text:p>9.538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ORB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8.5355699999999999">
            <text:p>8.53557</text:p>
          </table:table-cell>
          <table:table-cell table:style-name="ACE-0" office:value-type="float" office:value="8.2171099999999999">
            <text:p>8.21711</text:p>
          </table:table-cell>
          <table:table-cell table:number-columns-repeated="251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FREAK</text:p>
          </table:table-cell>
          <table:table-cell table:style-name="ACE-0" office:value-type="float" office:value="0">
            <text:p>0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.289099999999999">
            <text:p>12.2891</text:p>
          </table:table-cell>
          <table:table-cell table:style-name="ACE-0" office:value-type="float" office:value="15.9994">
            <text:p>15.999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FREAK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3.354699999999999">
            <text:p>13.3547</text:p>
          </table:table-cell>
          <table:table-cell table:style-name="ACE-0" office:value-type="float" office:value="13.0305">
            <text:p>13.030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FREAK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6.384499999999999">
            <text:p>16.3845</text:p>
          </table:table-cell>
          <table:table-cell table:style-name="ACE-0" office:value-type="float" office:value="10.4512">
            <text:p>10.451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FREAK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4.0764">
            <text:p>14.0764</text:p>
          </table:table-cell>
          <table:table-cell table:style-name="ACE-0" office:value-type="float" office:value="14.033899999999999">
            <text:p>14.033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FREAK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2.729900000000001">
            <text:p>12.7299</text:p>
          </table:table-cell>
          <table:table-cell table:style-name="ACE-0" office:value-type="float" office:value="12.938499999999999">
            <text:p>12.938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FREAK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3.751099999999999">
            <text:p>13.7511</text:p>
          </table:table-cell>
          <table:table-cell table:style-name="ACE-0" office:value-type="float" office:value="14.954000000000001">
            <text:p>14.95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FREAK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13.731400000000001">
            <text:p>13.7314</text:p>
          </table:table-cell>
          <table:table-cell table:style-name="ACE-0" office:value-type="float" office:value="11.9587">
            <text:p>11.958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FREAK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3.790100000000001">
            <text:p>13.7901</text:p>
          </table:table-cell>
          <table:table-cell table:style-name="ACE-0" office:value-type="float" office:value="12.2294">
            <text:p>12.229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FREAK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12.058999999999999">
            <text:p>12.059</text:p>
          </table:table-cell>
          <table:table-cell table:style-name="ACE-0" office:value-type="float" office:value="11.2316">
            <text:p>11.231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1.8642">
            <text:p>11.8642</text:p>
          </table:table-cell>
          <table:table-cell table:style-name="ACE-0" office:value-type="float" office:value="13.8314">
            <text:p>13.831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11.9682">
            <text:p>11.9682</text:p>
          </table:table-cell>
          <table:table-cell table:style-name="ACE-0" office:value-type="float" office:value="11.410500000000001">
            <text:p>11.410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9.8871099999999998">
            <text:p>9.88711</text:p>
          </table:table-cell>
          <table:table-cell table:style-name="ACE-0" office:value-type="float" office:value="12.9253">
            <text:p>12.925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9.4250399999999992">
            <text:p>9.42504</text:p>
          </table:table-cell>
          <table:table-cell table:style-name="ACE-0" office:value-type="float" office:value="12.1119">
            <text:p>12.111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4">
            <text:p>14</text:p>
          </table:table-cell>
          <table:table-cell table:style-name="ACE-0" office:value-type="float" office:value="9.3021499999999993">
            <text:p>9.30215</text:p>
          </table:table-cell>
          <table:table-cell table:style-name="ACE-0" office:value-type="float" office:value="11.723599999999999">
            <text:p>11.723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8.3211999999999993">
            <text:p>8.3212</text:p>
          </table:table-cell>
          <table:table-cell table:style-name="ACE-0" office:value-type="float" office:value="12.2294">
            <text:p>12.229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8.8986699999999992">
            <text:p>8.89867</text:p>
          </table:table-cell>
          <table:table-cell table:style-name="ACE-0" office:value-type="float" office:value="11.0045">
            <text:p>11.004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11.030099999999999">
            <text:p>11.0301</text:p>
          </table:table-cell>
          <table:table-cell table:style-name="ACE-0" office:value-type="float" office:value="9.94909">
            <text:p>9.9490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SHITOMASI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8.5355699999999999">
            <text:p>8.53557</text:p>
          </table:table-cell>
          <table:table-cell table:style-name="ACE-0" office:value-type="float" office:value="10.2966">
            <text:p>10.2966</text:p>
          </table:table-cell>
          <table:table-cell table:number-columns-repeated="251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SK</text:p>
          </table:table-cell>
          <table:table-cell table:style-name="ACE-0" office:value-type="float" office:value="0">
            <text:p>0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.289099999999999">
            <text:p>12.2891</text:p>
          </table:table-cell>
          <table:table-cell table:style-name="ACE-0" office:value-type="float" office:value="12.337899999999999">
            <text:p>12.337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SK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3.354699999999999">
            <text:p>13.3547</text:p>
          </table:table-cell>
          <table:table-cell table:style-name="ACE-0" office:value-type="float" office:value="12.5319">
            <text:p>12.531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SK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6.384499999999999">
            <text:p>16.3845</text:p>
          </table:table-cell>
          <table:table-cell table:style-name="ACE-0" office:value-type="float" office:value="14.369">
            <text:p>14.36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SK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4.0764">
            <text:p>14.0764</text:p>
          </table:table-cell>
          <table:table-cell table:style-name="ACE-0" office:value-type="float" office:value="12.607100000000001">
            <text:p>12.607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SK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2.729900000000001">
            <text:p>12.7299</text:p>
          </table:table-cell>
          <table:table-cell table:style-name="ACE-0" office:value-type="float" office:value="34.702800000000003">
            <text:p>34.702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SK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3.751099999999999">
            <text:p>13.7511</text:p>
          </table:table-cell>
          <table:table-cell table:style-name="ACE-0" office:value-type="float" office:value="12.435">
            <text:p>12.43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SK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13.731400000000001">
            <text:p>13.7314</text:p>
          </table:table-cell>
          <table:table-cell table:style-name="ACE-0" office:value-type="float" office:value="18.920400000000001">
            <text:p>18.920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SK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3.790100000000001">
            <text:p>13.7901</text:p>
          </table:table-cell>
          <table:table-cell table:style-name="ACE-0" office:value-type="float" office:value="11.307600000000001">
            <text:p>11.307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SK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12.058999999999999">
            <text:p>12.059</text:p>
          </table:table-cell>
          <table:table-cell table:style-name="ACE-0" office:value-type="float" office:value="13.202999999999999">
            <text:p>13.20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1.8642">
            <text:p>11.8642</text:p>
          </table:table-cell>
          <table:table-cell table:style-name="ACE-0" office:value-type="float" office:value="12.5274">
            <text:p>12.527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11.9682">
            <text:p>11.9682</text:p>
          </table:table-cell>
          <table:table-cell table:style-name="ACE-0" office:value-type="float" office:value="14.2506">
            <text:p>14.250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9.8871099999999998">
            <text:p>9.88711</text:p>
          </table:table-cell>
          <table:table-cell table:style-name="ACE-0" office:value-type="float" office:value="11.400399999999999">
            <text:p>11.400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9.4250399999999992">
            <text:p>9.42504</text:p>
          </table:table-cell>
          <table:table-cell table:style-name="ACE-0" office:value-type="float" office:value="12.241899999999999">
            <text:p>12.241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4">
            <text:p>14</text:p>
          </table:table-cell>
          <table:table-cell table:style-name="ACE-0" office:value-type="float" office:value="9.3021499999999993">
            <text:p>9.30215</text:p>
          </table:table-cell>
          <table:table-cell table:style-name="ACE-0" office:value-type="float" office:value="12.1348">
            <text:p>12.134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8.3211999999999993">
            <text:p>8.3212</text:p>
          </table:table-cell>
          <table:table-cell table:style-name="ACE-0" office:value-type="float" office:value="12.0853">
            <text:p>12.085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8.8986699999999992">
            <text:p>8.89867</text:p>
          </table:table-cell>
          <table:table-cell table:style-name="ACE-0" office:value-type="float" office:value="12.1722">
            <text:p>12.172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11.030099999999999">
            <text:p>11.0301</text:p>
          </table:table-cell>
          <table:table-cell table:style-name="ACE-0" office:value-type="float" office:value="8.5160800000000005">
            <text:p>8.5160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8.5355699999999999">
            <text:p>8.53557</text:p>
          </table:table-cell>
          <table:table-cell table:style-name="ACE-0" office:value-type="float" office:value="11.5441">
            <text:p>11.5441</text:p>
          </table:table-cell>
          <table:table-cell table:number-columns-repeated="251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EF</text:p>
          </table:table-cell>
          <table:table-cell table:style-name="ACE-0" office:value-type="float" office:value="0">
            <text:p>0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.289099999999999">
            <text:p>12.2891</text:p>
          </table:table-cell>
          <table:table-cell table:style-name="ACE-0" office:value-type="float" office:value="10.8026">
            <text:p>10.802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EF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3.354699999999999">
            <text:p>13.3547</text:p>
          </table:table-cell>
          <table:table-cell table:style-name="ACE-0" office:value-type="float" office:value="11.0063">
            <text:p>11.006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EF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6.384499999999999">
            <text:p>16.3845</text:p>
          </table:table-cell>
          <table:table-cell table:style-name="ACE-0" office:value-type="float" office:value="14.155900000000001">
            <text:p>14.155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EF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4.0764">
            <text:p>14.0764</text:p>
          </table:table-cell>
          <table:table-cell table:style-name="ACE-0" office:value-type="float" office:value="14.3886">
            <text:p>14.388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EF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2.729900000000001">
            <text:p>12.7299</text:p>
          </table:table-cell>
          <table:table-cell table:style-name="ACE-0" office:value-type="float" office:value="19.9511">
            <text:p>19.951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EF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3.751099999999999">
            <text:p>13.7511</text:p>
          </table:table-cell>
          <table:table-cell table:style-name="ACE-0" office:value-type="float" office:value="13.292999999999999">
            <text:p>13.29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EF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13.731400000000001">
            <text:p>13.7314</text:p>
          </table:table-cell>
          <table:table-cell table:style-name="ACE-0" office:value-type="float" office:value="12.2182">
            <text:p>12.218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EF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3.790100000000001">
            <text:p>13.7901</text:p>
          </table:table-cell>
          <table:table-cell table:style-name="ACE-0" office:value-type="float" office:value="12.759600000000001">
            <text:p>12.759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EF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12.058999999999999">
            <text:p>12.059</text:p>
          </table:table-cell>
          <table:table-cell table:style-name="ACE-0" office:value-type="float" office:value="12.6">
            <text:p>12.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1.8642">
            <text:p>11.8642</text:p>
          </table:table-cell>
          <table:table-cell table:style-name="ACE-0" office:value-type="float" office:value="13.463699999999999">
            <text:p>13.463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11.9682">
            <text:p>11.9682</text:p>
          </table:table-cell>
          <table:table-cell table:style-name="ACE-0" office:value-type="float" office:value="13.6717">
            <text:p>13.671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9.8871099999999998">
            <text:p>9.88711</text:p>
          </table:table-cell>
          <table:table-cell table:style-name="ACE-0" office:value-type="float" office:value="10.9087">
            <text:p>10.908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9.4250399999999992">
            <text:p>9.42504</text:p>
          </table:table-cell>
          <table:table-cell table:style-name="ACE-0" office:value-type="float" office:value="12.3705">
            <text:p>12.370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4">
            <text:p>14</text:p>
          </table:table-cell>
          <table:table-cell table:style-name="ACE-0" office:value-type="float" office:value="9.3021499999999993">
            <text:p>9.30215</text:p>
          </table:table-cell>
          <table:table-cell table:style-name="ACE-0" office:value-type="float" office:value="11.2431">
            <text:p>11.243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8.3211999999999993">
            <text:p>8.3212</text:p>
          </table:table-cell>
          <table:table-cell table:style-name="ACE-0" office:value-type="float" office:value="11.874700000000001">
            <text:p>11.874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8.8986699999999992">
            <text:p>8.89867</text:p>
          </table:table-cell>
          <table:table-cell table:style-name="ACE-0" office:value-type="float" office:value="11.8398">
            <text:p>11.839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11.030099999999999">
            <text:p>11.0301</text:p>
          </table:table-cell>
          <table:table-cell table:style-name="ACE-0" office:value-type="float" office:value="7.9201300000000003">
            <text:p>7.9201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8.5355699999999999">
            <text:p>8.53557</text:p>
          </table:table-cell>
          <table:table-cell table:style-name="ACE-0" office:value-type="float" office:value="11.554">
            <text:p>11.554</text:p>
          </table:table-cell>
          <table:table-cell table:number-columns-repeated="251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ORB</text:p>
          </table:table-cell>
          <table:table-cell table:style-name="ACE-0" office:value-type="float" office:value="0">
            <text:p>0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ORB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.289099999999999">
            <text:p>12.2891</text:p>
          </table:table-cell>
          <table:table-cell table:style-name="ACE-0" office:value-type="float" office:value="11.0105">
            <text:p>11.010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ORB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3.354699999999999">
            <text:p>13.3547</text:p>
          </table:table-cell>
          <table:table-cell table:style-name="ACE-0" office:value-type="float" office:value="10.758699999999999">
            <text:p>10.758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ORB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6.384499999999999">
            <text:p>16.3845</text:p>
          </table:table-cell>
          <table:table-cell table:style-name="ACE-0" office:value-type="float" office:value="11.416700000000001">
            <text:p>11.416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ORB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4.0764">
            <text:p>14.0764</text:p>
          </table:table-cell>
          <table:table-cell table:style-name="ACE-0" office:value-type="float" office:value="12.8498">
            <text:p>12.849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ORB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2.729900000000001">
            <text:p>12.7299</text:p>
          </table:table-cell>
          <table:table-cell table:style-name="ACE-0" office:value-type="float" office:value="17.819500000000001">
            <text:p>17.819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ORB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3.751099999999999">
            <text:p>13.7511</text:p>
          </table:table-cell>
          <table:table-cell table:style-name="ACE-0" office:value-type="float" office:value="12.9991">
            <text:p>12.999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ORB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13.731400000000001">
            <text:p>13.7314</text:p>
          </table:table-cell>
          <table:table-cell table:style-name="ACE-0" office:value-type="float" office:value="11.602499999999999">
            <text:p>11.602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ORB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3.790100000000001">
            <text:p>13.7901</text:p>
          </table:table-cell>
          <table:table-cell table:style-name="ACE-0" office:value-type="float" office:value="11.168699999999999">
            <text:p>11.168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ORB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12.058999999999999">
            <text:p>12.059</text:p>
          </table:table-cell>
          <table:table-cell table:style-name="ACE-0" office:value-type="float" office:value="12.1119">
            <text:p>12.111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ORB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1.8642">
            <text:p>11.8642</text:p>
          </table:table-cell>
          <table:table-cell table:style-name="ACE-0" office:value-type="float" office:value="13.347300000000001">
            <text:p>13.347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ORB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11.9682">
            <text:p>11.9682</text:p>
          </table:table-cell>
          <table:table-cell table:style-name="ACE-0" office:value-type="float" office:value="13.788">
            <text:p>13.78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ORB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9.8871099999999998">
            <text:p>9.88711</text:p>
          </table:table-cell>
          <table:table-cell table:style-name="ACE-0" office:value-type="float" office:value="10.8955">
            <text:p>10.895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ORB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9.4250399999999992">
            <text:p>9.42504</text:p>
          </table:table-cell>
          <table:table-cell table:style-name="ACE-0" office:value-type="float" office:value="12.0411">
            <text:p>12.041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ORB</text:p>
          </table:table-cell>
          <table:table-cell table:style-name="ACE-0" office:value-type="float" office:value="14">
            <text:p>14</text:p>
          </table:table-cell>
          <table:table-cell table:style-name="ACE-0" office:value-type="float" office:value="9.3021499999999993">
            <text:p>9.30215</text:p>
          </table:table-cell>
          <table:table-cell table:style-name="ACE-0" office:value-type="float" office:value="10.7303">
            <text:p>10.730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ORB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8.3211999999999993">
            <text:p>8.3212</text:p>
          </table:table-cell>
          <table:table-cell table:style-name="ACE-0" office:value-type="float" office:value="11.2058">
            <text:p>11.205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ORB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8.8986699999999992">
            <text:p>8.89867</text:p>
          </table:table-cell>
          <table:table-cell table:style-name="ACE-0" office:value-type="float" office:value="11.194800000000001">
            <text:p>11.194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ORB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11.030099999999999">
            <text:p>11.0301</text:p>
          </table:table-cell>
          <table:table-cell table:style-name="ACE-0" office:value-type="float" office:value="7.8690600000000002">
            <text:p>7.8690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ORB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8.5355699999999999">
            <text:p>8.53557</text:p>
          </table:table-cell>
          <table:table-cell table:style-name="ACE-0" office:value-type="float" office:value="10.6099">
            <text:p>10.6099</text:p>
          </table:table-cell>
          <table:table-cell table:number-columns-repeated="251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FREAK</text:p>
          </table:table-cell>
          <table:table-cell table:style-name="ACE-0" office:value-type="float" office:value="0">
            <text:p>0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.289099999999999">
            <text:p>12.2891</text:p>
          </table:table-cell>
          <table:table-cell table:style-name="ACE-0" office:value-type="float" office:value="12.397399999999999">
            <text:p>12.397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FREAK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3.354699999999999">
            <text:p>13.3547</text:p>
          </table:table-cell>
          <table:table-cell table:style-name="ACE-0" office:value-type="float" office:value="21.632300000000001">
            <text:p>21.632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FREAK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6.384499999999999">
            <text:p>16.3845</text:p>
          </table:table-cell>
          <table:table-cell table:style-name="ACE-0" office:value-type="float" office:value="15.6456">
            <text:p>15.645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FREAK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4.0764">
            <text:p>14.0764</text:p>
          </table:table-cell>
          <table:table-cell table:style-name="ACE-0" office:value-type="float" office:value="15.0321">
            <text:p>15.032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FREAK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2.729900000000001">
            <text:p>12.7299</text:p>
          </table:table-cell>
          <table:table-cell table:style-name="ACE-0" office:value-type="float" office:value="16.072900000000001">
            <text:p>16.072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FREAK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3.751099999999999">
            <text:p>13.7511</text:p>
          </table:table-cell>
          <table:table-cell table:style-name="ACE-0" office:value-type="float" office:value="13.450699999999999">
            <text:p>13.450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FREAK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13.731400000000001">
            <text:p>13.7314</text:p>
          </table:table-cell>
          <table:table-cell table:style-name="ACE-0" office:value-type="float" office:value="14.1744">
            <text:p>14.174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FREAK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3.790100000000001">
            <text:p>13.7901</text:p>
          </table:table-cell>
          <table:table-cell table:style-name="ACE-0" office:value-type="float" office:value="11.821899999999999">
            <text:p>11.821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FREAK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12.058999999999999">
            <text:p>12.059</text:p>
          </table:table-cell>
          <table:table-cell table:style-name="ACE-0" office:value-type="float" office:value="12.1563">
            <text:p>12.156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1.8642">
            <text:p>11.8642</text:p>
          </table:table-cell>
          <table:table-cell table:style-name="ACE-0" office:value-type="float" office:value="12.579700000000001">
            <text:p>12.579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11.9682">
            <text:p>11.9682</text:p>
          </table:table-cell>
          <table:table-cell table:style-name="ACE-0" office:value-type="float" office:value="13.500400000000001">
            <text:p>13.500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9.8871099999999998">
            <text:p>9.88711</text:p>
          </table:table-cell>
          <table:table-cell table:style-name="ACE-0" office:value-type="float" office:value="11.844799999999999">
            <text:p>11.844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9.4250399999999992">
            <text:p>9.42504</text:p>
          </table:table-cell>
          <table:table-cell table:style-name="ACE-0" office:value-type="float" office:value="12.1411">
            <text:p>12.141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4">
            <text:p>14</text:p>
          </table:table-cell>
          <table:table-cell table:style-name="ACE-0" office:value-type="float" office:value="9.3021499999999993">
            <text:p>9.30215</text:p>
          </table:table-cell>
          <table:table-cell table:style-name="ACE-0" office:value-type="float" office:value="11.510300000000001">
            <text:p>11.510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8.3211999999999993">
            <text:p>8.3212</text:p>
          </table:table-cell>
          <table:table-cell table:style-name="ACE-0" office:value-type="float" office:value="11.411300000000001">
            <text:p>11.411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8.8986699999999992">
            <text:p>8.89867</text:p>
          </table:table-cell>
          <table:table-cell table:style-name="ACE-0" office:value-type="float" office:value="12.137600000000001">
            <text:p>12.137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11.030099999999999">
            <text:p>11.0301</text:p>
          </table:table-cell>
          <table:table-cell table:style-name="ACE-0" office:value-type="float" office:value="8.5921099999999999">
            <text:p>8.5921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FAST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8.5355699999999999">
            <text:p>8.53557</text:p>
          </table:table-cell>
          <table:table-cell table:style-name="ACE-0" office:value-type="float" office:value="11.9975">
            <text:p>11.9975</text:p>
          </table:table-cell>
          <table:table-cell table:number-columns-repeated="251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SK</text:p>
          </table:table-cell>
          <table:table-cell table:style-name="ACE-0" office:value-type="float" office:value="0">
            <text:p>0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.289099999999999">
            <text:p>12.2891</text:p>
          </table:table-cell>
          <table:table-cell table:style-name="ACE-0" office:value-type="float" office:value="13.9354">
            <text:p>13.935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SK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3.354699999999999">
            <text:p>13.3547</text:p>
          </table:table-cell>
          <table:table-cell table:style-name="ACE-0" office:value-type="float" office:value="15.073399999999999">
            <text:p>15.073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SK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6.384499999999999">
            <text:p>16.3845</text:p>
          </table:table-cell>
          <table:table-cell table:style-name="ACE-0" office:value-type="float" office:value="12.6915">
            <text:p>12.691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SK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4.0764">
            <text:p>14.0764</text:p>
          </table:table-cell>
          <table:table-cell table:style-name="ACE-0" office:value-type="float" office:value="15.267099999999999">
            <text:p>15.267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SK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2.729900000000001">
            <text:p>12.7299</text:p>
          </table:table-cell>
          <table:table-cell table:style-name="ACE-0" office:value-type="float" office:value="24.362200000000001">
            <text:p>24.362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SK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3.751099999999999">
            <text:p>13.7511</text:p>
          </table:table-cell>
          <table:table-cell table:style-name="ACE-0" office:value-type="float" office:value="15.4274">
            <text:p>15.427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SK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13.731400000000001">
            <text:p>13.7314</text:p>
          </table:table-cell>
          <table:table-cell table:style-name="ACE-0" office:value-type="float" office:value="18.1356">
            <text:p>18.135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SK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3.790100000000001">
            <text:p>13.7901</text:p>
          </table:table-cell>
          <table:table-cell table:style-name="ACE-0" office:value-type="float" office:value="16.517600000000002">
            <text:p>16.517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SK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12.058999999999999">
            <text:p>12.059</text:p>
          </table:table-cell>
          <table:table-cell table:style-name="ACE-0" office:value-type="float" office:value="14.9064">
            <text:p>14.906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1.8642">
            <text:p>11.8642</text:p>
          </table:table-cell>
          <table:table-cell table:style-name="ACE-0" office:value-type="float" office:value="14.3012">
            <text:p>14.301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11.9682">
            <text:p>11.9682</text:p>
          </table:table-cell>
          <table:table-cell table:style-name="ACE-0" office:value-type="float" office:value="13.0458">
            <text:p>13.045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9.8871099999999998">
            <text:p>9.88711</text:p>
          </table:table-cell>
          <table:table-cell table:style-name="ACE-0" office:value-type="float" office:value="11.6197">
            <text:p>11.619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9.4250399999999992">
            <text:p>9.42504</text:p>
          </table:table-cell>
          <table:table-cell table:style-name="ACE-0" office:value-type="float" office:value="12.7156">
            <text:p>12.715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4">
            <text:p>14</text:p>
          </table:table-cell>
          <table:table-cell table:style-name="ACE-0" office:value-type="float" office:value="9.3021499999999993">
            <text:p>9.30215</text:p>
          </table:table-cell>
          <table:table-cell table:style-name="ACE-0" office:value-type="float" office:value="11.5082">
            <text:p>11.508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8.3211999999999993">
            <text:p>8.3212</text:p>
          </table:table-cell>
          <table:table-cell table:style-name="ACE-0" office:value-type="float" office:value="12.2963">
            <text:p>12.296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8.8986699999999992">
            <text:p>8.89867</text:p>
          </table:table-cell>
          <table:table-cell table:style-name="ACE-0" office:value-type="float" office:value="10.362299999999999">
            <text:p>10.362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11.030099999999999">
            <text:p>11.0301</text:p>
          </table:table-cell>
          <table:table-cell table:style-name="ACE-0" office:value-type="float" office:value="9.4183000000000003">
            <text:p>9.418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8.5355699999999999">
            <text:p>8.53557</text:p>
          </table:table-cell>
          <table:table-cell table:style-name="ACE-0" office:value-type="float" office:value="10.575799999999999">
            <text:p>10.5758</text:p>
          </table:table-cell>
          <table:table-cell table:number-columns-repeated="251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EF</text:p>
          </table:table-cell>
          <table:table-cell table:style-name="ACE-0" office:value-type="float" office:value="0">
            <text:p>0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.289099999999999">
            <text:p>12.2891</text:p>
          </table:table-cell>
          <table:table-cell table:style-name="ACE-0" office:value-type="float" office:value="13.8215">
            <text:p>13.821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EF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3.354699999999999">
            <text:p>13.3547</text:p>
          </table:table-cell>
          <table:table-cell table:style-name="ACE-0" office:value-type="float" office:value="18.090599999999998">
            <text:p>18.090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EF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6.384499999999999">
            <text:p>16.3845</text:p>
          </table:table-cell>
          <table:table-cell table:style-name="ACE-0" office:value-type="float" office:value="12.4078">
            <text:p>12.407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EF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4.0764">
            <text:p>14.0764</text:p>
          </table:table-cell>
          <table:table-cell table:style-name="ACE-0" office:value-type="float" office:value="21.823499999999999">
            <text:p>21.823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EF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2.729900000000001">
            <text:p>12.7299</text:p>
          </table:table-cell>
          <table:table-cell table:style-name="ACE-0" office:value-type="float" office:value="25.901800000000001">
            <text:p>25.901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EF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3.751099999999999">
            <text:p>13.7511</text:p>
          </table:table-cell>
          <table:table-cell table:style-name="ACE-0" office:value-type="float" office:value="19.194199999999999">
            <text:p>19.194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EF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13.731400000000001">
            <text:p>13.7314</text:p>
          </table:table-cell>
          <table:table-cell table:style-name="ACE-0" office:value-type="float" office:value="17.9009">
            <text:p>17.900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EF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3.790100000000001">
            <text:p>13.7901</text:p>
          </table:table-cell>
          <table:table-cell table:style-name="ACE-0" office:value-type="float" office:value="18.388400000000001">
            <text:p>18.388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EF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12.058999999999999">
            <text:p>12.059</text:p>
          </table:table-cell>
          <table:table-cell table:style-name="ACE-0" office:value-type="float" office:value="14.9617">
            <text:p>14.961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1.8642">
            <text:p>11.8642</text:p>
          </table:table-cell>
          <table:table-cell table:style-name="ACE-0" office:value-type="float" office:value="12.0464">
            <text:p>12.046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11.9682">
            <text:p>11.9682</text:p>
          </table:table-cell>
          <table:table-cell table:style-name="ACE-0" office:value-type="float" office:value="11.5343">
            <text:p>11.534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9.8871099999999998">
            <text:p>9.88711</text:p>
          </table:table-cell>
          <table:table-cell table:style-name="ACE-0" office:value-type="float" office:value="14.1488">
            <text:p>14.148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9.4250399999999992">
            <text:p>9.42504</text:p>
          </table:table-cell>
          <table:table-cell table:style-name="ACE-0" office:value-type="float" office:value="12.8926">
            <text:p>12.892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4">
            <text:p>14</text:p>
          </table:table-cell>
          <table:table-cell table:style-name="ACE-0" office:value-type="float" office:value="9.3021499999999993">
            <text:p>9.30215</text:p>
          </table:table-cell>
          <table:table-cell table:style-name="ACE-0" office:value-type="float" office:value="10.3194">
            <text:p>10.319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8.3211999999999993">
            <text:p>8.3212</text:p>
          </table:table-cell>
          <table:table-cell table:style-name="ACE-0" office:value-type="float" office:value="11.1036">
            <text:p>11.103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8.8986699999999992">
            <text:p>8.89867</text:p>
          </table:table-cell>
          <table:table-cell table:style-name="ACE-0" office:value-type="float" office:value="13.047000000000001">
            <text:p>13.04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11.030099999999999">
            <text:p>11.0301</text:p>
          </table:table-cell>
          <table:table-cell table:style-name="ACE-0" office:value-type="float" office:value="11.1959">
            <text:p>11.195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8.5355699999999999">
            <text:p>8.53557</text:p>
          </table:table-cell>
          <table:table-cell table:style-name="ACE-0" office:value-type="float" office:value="9.5708900000000003">
            <text:p>9.57089</text:p>
          </table:table-cell>
          <table:table-cell table:number-columns-repeated="251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ORB</text:p>
          </table:table-cell>
          <table:table-cell table:style-name="ACE-0" office:value-type="float" office:value="0">
            <text:p>0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ORB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.289099999999999">
            <text:p>12.2891</text:p>
          </table:table-cell>
          <table:table-cell table:style-name="ACE-0" office:value-type="float" office:value="13.821099999999999">
            <text:p>13.821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ORB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3.354699999999999">
            <text:p>13.3547</text:p>
          </table:table-cell>
          <table:table-cell table:style-name="ACE-0" office:value-type="float" office:value="15.8645">
            <text:p>15.864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ORB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6.384499999999999">
            <text:p>16.3845</text:p>
          </table:table-cell>
          <table:table-cell table:style-name="ACE-0" office:value-type="float" office:value="13.139200000000001">
            <text:p>13.139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ORB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4.0764">
            <text:p>14.0764</text:p>
          </table:table-cell>
          <table:table-cell table:style-name="ACE-0" office:value-type="float" office:value="17.111499999999999">
            <text:p>17.111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ORB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2.729900000000001">
            <text:p>12.7299</text:p>
          </table:table-cell>
          <table:table-cell table:style-name="ACE-0" office:value-type="float" office:value="21.932099999999998">
            <text:p>21.932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ORB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3.751099999999999">
            <text:p>13.7511</text:p>
          </table:table-cell>
          <table:table-cell table:style-name="ACE-0" office:value-type="float" office:value="16.262499999999999">
            <text:p>16.262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ORB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13.731400000000001">
            <text:p>13.7314</text:p>
          </table:table-cell>
          <table:table-cell table:style-name="ACE-0" office:value-type="float" office:value="19.423999999999999">
            <text:p>19.42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ORB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3.790100000000001">
            <text:p>13.7901</text:p>
          </table:table-cell>
          <table:table-cell table:style-name="ACE-0" office:value-type="float" office:value="14.8163">
            <text:p>14.816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ORB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12.058999999999999">
            <text:p>12.059</text:p>
          </table:table-cell>
          <table:table-cell table:style-name="ACE-0" office:value-type="float" office:value="13.0312">
            <text:p>13.031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ORB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1.8642">
            <text:p>11.8642</text:p>
          </table:table-cell>
          <table:table-cell table:style-name="ACE-0" office:value-type="float" office:value="12.2788">
            <text:p>12.278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ORB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11.9682">
            <text:p>11.9682</text:p>
          </table:table-cell>
          <table:table-cell table:style-name="ACE-0" office:value-type="float" office:value="12.8188">
            <text:p>12.818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ORB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9.8871099999999998">
            <text:p>9.88711</text:p>
          </table:table-cell>
          <table:table-cell table:style-name="ACE-0" office:value-type="float" office:value="10.6188">
            <text:p>10.618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ORB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9.4250399999999992">
            <text:p>9.42504</text:p>
          </table:table-cell>
          <table:table-cell table:style-name="ACE-0" office:value-type="float" office:value="11.861800000000001">
            <text:p>11.861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ORB</text:p>
          </table:table-cell>
          <table:table-cell table:style-name="ACE-0" office:value-type="float" office:value="14">
            <text:p>14</text:p>
          </table:table-cell>
          <table:table-cell table:style-name="ACE-0" office:value-type="float" office:value="9.3021499999999993">
            <text:p>9.30215</text:p>
          </table:table-cell>
          <table:table-cell table:style-name="ACE-0" office:value-type="float" office:value="11.0725">
            <text:p>11.072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ORB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8.3211999999999993">
            <text:p>8.3212</text:p>
          </table:table-cell>
          <table:table-cell table:style-name="ACE-0" office:value-type="float" office:value="12.133100000000001">
            <text:p>12.133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ORB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8.8986699999999992">
            <text:p>8.89867</text:p>
          </table:table-cell>
          <table:table-cell table:style-name="ACE-0" office:value-type="float" office:value="10.489599999999999">
            <text:p>10.489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ORB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11.030099999999999">
            <text:p>11.0301</text:p>
          </table:table-cell>
          <table:table-cell table:style-name="ACE-0" office:value-type="float" office:value="9.9145400000000006">
            <text:p>9.9145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ORB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8.5355699999999999">
            <text:p>8.53557</text:p>
          </table:table-cell>
          <table:table-cell table:style-name="ACE-0" office:value-type="float" office:value="10.763">
            <text:p>10.763</text:p>
          </table:table-cell>
          <table:table-cell table:number-columns-repeated="251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FREAK</text:p>
          </table:table-cell>
          <table:table-cell table:style-name="ACE-0" office:value-type="float" office:value="0">
            <text:p>0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.289099999999999">
            <text:p>12.2891</text:p>
          </table:table-cell>
          <table:table-cell table:style-name="ACE-0" office:value-type="float" office:value="14.4862">
            <text:p>14.486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FREAK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3.354699999999999">
            <text:p>13.3547</text:p>
          </table:table-cell>
          <table:table-cell table:style-name="ACE-0" office:value-type="float" office:value="22.3902">
            <text:p>22.390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FREAK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6.384499999999999">
            <text:p>16.3845</text:p>
          </table:table-cell>
          <table:table-cell table:style-name="ACE-0" office:value-type="float" office:value="14.966200000000001">
            <text:p>14.966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FREAK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4.0764">
            <text:p>14.0764</text:p>
          </table:table-cell>
          <table:table-cell table:style-name="ACE-0" office:value-type="float" office:value="13.604799999999999">
            <text:p>13.604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FREAK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2.729900000000001">
            <text:p>12.7299</text:p>
          </table:table-cell>
          <table:table-cell table:style-name="ACE-0" office:value-type="float" office:value="24.354800000000001">
            <text:p>24.354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FREAK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3.751099999999999">
            <text:p>13.7511</text:p>
          </table:table-cell>
          <table:table-cell table:style-name="ACE-0" office:value-type="float" office:value="14.0213">
            <text:p>14.021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FREAK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13.731400000000001">
            <text:p>13.7314</text:p>
          </table:table-cell>
          <table:table-cell table:style-name="ACE-0" office:value-type="float" office:value="14.616">
            <text:p>14.61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FREAK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3.790100000000001">
            <text:p>13.7901</text:p>
          </table:table-cell>
          <table:table-cell table:style-name="ACE-0" office:value-type="float" office:value="17.069500000000001">
            <text:p>17.069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FREAK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12.058999999999999">
            <text:p>12.059</text:p>
          </table:table-cell>
          <table:table-cell table:style-name="ACE-0" office:value-type="float" office:value="18.0824">
            <text:p>18.082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1.8642">
            <text:p>11.8642</text:p>
          </table:table-cell>
          <table:table-cell table:style-name="ACE-0" office:value-type="float" office:value="13.070600000000001">
            <text:p>13.070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11.9682">
            <text:p>11.9682</text:p>
          </table:table-cell>
          <table:table-cell table:style-name="ACE-0" office:value-type="float" office:value="12.071899999999999">
            <text:p>12.071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9.8871099999999998">
            <text:p>9.88711</text:p>
          </table:table-cell>
          <table:table-cell table:style-name="ACE-0" office:value-type="float" office:value="12.6028">
            <text:p>12.602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9.4250399999999992">
            <text:p>9.42504</text:p>
          </table:table-cell>
          <table:table-cell table:style-name="ACE-0" office:value-type="float" office:value="12.6312">
            <text:p>12.631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4">
            <text:p>14</text:p>
          </table:table-cell>
          <table:table-cell table:style-name="ACE-0" office:value-type="float" office:value="9.3021499999999993">
            <text:p>9.30215</text:p>
          </table:table-cell>
          <table:table-cell table:style-name="ACE-0" office:value-type="float" office:value="11.7987">
            <text:p>11.798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8.3211999999999993">
            <text:p>8.3212</text:p>
          </table:table-cell>
          <table:table-cell table:style-name="ACE-0" office:value-type="float" office:value="12.425000000000001">
            <text:p>12.42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8.8986699999999992">
            <text:p>8.89867</text:p>
          </table:table-cell>
          <table:table-cell table:style-name="ACE-0" office:value-type="float" office:value="9.8576899999999998">
            <text:p>9.8576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11.030099999999999">
            <text:p>11.0301</text:p>
          </table:table-cell>
          <table:table-cell table:style-name="ACE-0" office:value-type="float" office:value="8.85562">
            <text:p>8.8556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BRISK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8.5355699999999999">
            <text:p>8.53557</text:p>
          </table:table-cell>
          <table:table-cell table:style-name="ACE-0" office:value-type="float" office:value="10.587899999999999">
            <text:p>10.5879</text:p>
          </table:table-cell>
          <table:table-cell table:number-columns-repeated="251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SK</text:p>
          </table:table-cell>
          <table:table-cell table:style-name="ACE-0" office:value-type="float" office:value="0">
            <text:p>0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.289099999999999">
            <text:p>12.2891</text:p>
          </table:table-cell>
          <table:table-cell table:style-name="ACE-0" office:value-type="float" office:value="17.483599999999999">
            <text:p>17.483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SK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3.354699999999999">
            <text:p>13.3547</text:p>
          </table:table-cell>
          <table:table-cell table:style-name="ACE-0" office:value-type="float" office:value="15.5366">
            <text:p>15.536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SK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6.384499999999999">
            <text:p>16.3845</text:p>
          </table:table-cell>
          <table:table-cell table:style-name="ACE-0" office:value-type="float" office:value="19.223400000000002">
            <text:p>19.223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SK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4.0764">
            <text:p>14.0764</text:p>
          </table:table-cell>
          <table:table-cell table:style-name="ACE-0" office:value-type="float" office:value="21.301200000000001">
            <text:p>21.301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SK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2.729900000000001">
            <text:p>12.7299</text:p>
          </table:table-cell>
          <table:table-cell table:style-name="ACE-0" office:value-type="float" office:value="73.248900000000006">
            <text:p>73.248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SK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3.751099999999999">
            <text:p>13.7511</text:p>
          </table:table-cell>
          <table:table-cell table:style-name="ACE-0" office:value-type="float" office:value="12.617599999999999">
            <text:p>12.617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SK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13.731400000000001">
            <text:p>13.7314</text:p>
          </table:table-cell>
          <table:table-cell table:style-name="ACE-0" office:value-type="float" office:value="17.359999999999999">
            <text:p>17.3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SK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3.790100000000001">
            <text:p>13.7901</text:p>
          </table:table-cell>
          <table:table-cell table:style-name="ACE-0" office:value-type="float" office:value="11.1">
            <text:p>11.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SK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12.058999999999999">
            <text:p>12.059</text:p>
          </table:table-cell>
          <table:table-cell table:style-name="ACE-0" office:value-type="float" office:value="11.9786">
            <text:p>11.978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1.8642">
            <text:p>11.8642</text:p>
          </table:table-cell>
          <table:table-cell table:style-name="ACE-0" office:value-type="float" office:value="13.3055">
            <text:p>13.305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11.9682">
            <text:p>11.9682</text:p>
          </table:table-cell>
          <table:table-cell table:style-name="ACE-0" office:value-type="float" office:value="8.4948399999999999">
            <text:p>8.4948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9.8871099999999998">
            <text:p>9.88711</text:p>
          </table:table-cell>
          <table:table-cell table:style-name="ACE-0" office:value-type="float" office:value="5416.1999999999998">
            <text:p>5416.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9.4250399999999992">
            <text:p>9.42504</text:p>
          </table:table-cell>
          <table:table-cell table:style-name="ACE-0" office:value-type="float" office:value="8.3375299999999992">
            <text:p>8.3375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4">
            <text:p>14</text:p>
          </table:table-cell>
          <table:table-cell table:style-name="ACE-0" office:value-type="float" office:value="9.3021499999999993">
            <text:p>9.30215</text:p>
          </table:table-cell>
          <table:table-cell table:style-name="ACE-0" office:value-type="float" office:value="9.2601300000000002">
            <text:p>9.2601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8.3211999999999993">
            <text:p>8.3212</text:p>
          </table:table-cell>
          <table:table-cell table:style-name="ACE-0" office:value-type="float" office:value="8.8586899999999993">
            <text:p>8.8586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8.8986699999999992">
            <text:p>8.89867</text:p>
          </table:table-cell>
          <table:table-cell table:style-name="ACE-0" office:value-type="float" office:value="9.3708200000000001">
            <text:p>9.3708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11.030099999999999">
            <text:p>11.0301</text:p>
          </table:table-cell>
          <table:table-cell table:style-name="ACE-0" office:value-type="float" office:value="14.3156">
            <text:p>14.315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8.5355699999999999">
            <text:p>8.53557</text:p>
          </table:table-cell>
          <table:table-cell table:style-name="ACE-0" office:value-type="float" office:value="18.6402">
            <text:p>18.6402</text:p>
          </table:table-cell>
          <table:table-cell table:number-columns-repeated="251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EF</text:p>
          </table:table-cell>
          <table:table-cell table:style-name="ACE-0" office:value-type="float" office:value="0">
            <text:p>0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.289099999999999">
            <text:p>12.2891</text:p>
          </table:table-cell>
          <table:table-cell table:style-name="ACE-0" office:value-type="float" office:value="16.480799999999999">
            <text:p>16.480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EF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3.354699999999999">
            <text:p>13.3547</text:p>
          </table:table-cell>
          <table:table-cell table:style-name="ACE-0" office:value-type="float" office:value="16.969000000000001">
            <text:p>16.96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EF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6.384499999999999">
            <text:p>16.3845</text:p>
          </table:table-cell>
          <table:table-cell table:style-name="ACE-0" office:value-type="float" office:value="30.925000000000001">
            <text:p>30.92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EF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4.0764">
            <text:p>14.0764</text:p>
          </table:table-cell>
          <table:table-cell table:style-name="ACE-0" office:value-type="float" office:value="25.217199999999998">
            <text:p>25.217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EF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2.729900000000001">
            <text:p>12.7299</text:p>
          </table:table-cell>
          <table:table-cell table:style-name="ACE-0" office:value-type="float" office:value="25.428999999999998">
            <text:p>25.42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EF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3.751099999999999">
            <text:p>13.7511</text:p>
          </table:table-cell>
          <table:table-cell table:style-name="ACE-0" office:value-type="float" office:value="18.2578">
            <text:p>18.257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EF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13.731400000000001">
            <text:p>13.7314</text:p>
          </table:table-cell>
          <table:table-cell table:style-name="ACE-0" office:value-type="float" office:value="40.023600000000002">
            <text:p>40.023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EF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3.790100000000001">
            <text:p>13.7901</text:p>
          </table:table-cell>
          <table:table-cell table:style-name="ACE-0" office:value-type="float" office:value="31.847799999999999">
            <text:p>31.847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EF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12.058999999999999">
            <text:p>12.059</text:p>
          </table:table-cell>
          <table:table-cell table:style-name="ACE-0" office:value-type="float" office:value="188.57900000000001">
            <text:p>188.57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1.8642">
            <text:p>11.8642</text:p>
          </table:table-cell>
          <table:table-cell table:style-name="ACE-0" office:value-type="float" office:value="10.852600000000001">
            <text:p>10.852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11.9682">
            <text:p>11.9682</text:p>
          </table:table-cell>
          <table:table-cell table:style-name="ACE-0" office:value-type="float" office:value="10.439399999999999">
            <text:p>10.439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9.8871099999999998">
            <text:p>9.88711</text:p>
          </table:table-cell>
          <table:table-cell table:style-name="ACE-0" office:value-type="float" office:value="16.609300000000001">
            <text:p>16.609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9.4250399999999992">
            <text:p>9.42504</text:p>
          </table:table-cell>
          <table:table-cell table:style-name="ACE-0" office:value-type="float" office:value="10.799799999999999">
            <text:p>10.799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4">
            <text:p>14</text:p>
          </table:table-cell>
          <table:table-cell table:style-name="ACE-0" office:value-type="float" office:value="9.3021499999999993">
            <text:p>9.30215</text:p>
          </table:table-cell>
          <table:table-cell table:style-name="ACE-0" office:value-type="float" office:value="8.4059699999999999">
            <text:p>8.4059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8.3211999999999993">
            <text:p>8.3212</text:p>
          </table:table-cell>
          <table:table-cell table:style-name="ACE-0" office:value-type="float" office:value="10.5289">
            <text:p>10.528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8.8986699999999992">
            <text:p>8.89867</text:p>
          </table:table-cell>
          <table:table-cell table:style-name="ACE-0" office:value-type="float" office:value="13.4955">
            <text:p>13.495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11.030099999999999">
            <text:p>11.0301</text:p>
          </table:table-cell>
          <table:table-cell table:style-name="ACE-0" office:value-type="float" office:value="18.7607">
            <text:p>18.760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8.5355699999999999">
            <text:p>8.53557</text:p>
          </table:table-cell>
          <table:table-cell table:style-name="ACE-0" office:value-type="float" office:value="13.275">
            <text:p>13.275</text:p>
          </table:table-cell>
          <table:table-cell table:number-columns-repeated="251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ORB</text:p>
          </table:table-cell>
          <table:table-cell table:style-name="ACE-0" office:value-type="float" office:value="0">
            <text:p>0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ORB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.289099999999999">
            <text:p>12.2891</text:p>
          </table:table-cell>
          <table:table-cell table:style-name="ACE-0" office:value-type="float" office:value="24.780899999999999">
            <text:p>24.780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ORB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3.354699999999999">
            <text:p>13.3547</text:p>
          </table:table-cell>
          <table:table-cell table:style-name="ACE-0" office:value-type="float" office:value="10.6668">
            <text:p>10.666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ORB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6.384499999999999">
            <text:p>16.3845</text:p>
          </table:table-cell>
          <table:table-cell table:style-name="ACE-0" office:value-type="float" office:value="16.596599999999999">
            <text:p>16.596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ORB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4.0764">
            <text:p>14.0764</text:p>
          </table:table-cell>
          <table:table-cell table:style-name="ACE-0" office:value-type="float" office:value="22.169499999999999">
            <text:p>22.169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ORB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2.729900000000001">
            <text:p>12.7299</text:p>
          </table:table-cell>
          <table:table-cell table:style-name="ACE-0" office:value-type="float" office:value="26.68">
            <text:p>26.6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ORB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3.751099999999999">
            <text:p>13.7511</text:p>
          </table:table-cell>
          <table:table-cell table:style-name="ACE-0" office:value-type="float" office:value="10.7979">
            <text:p>10.797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ORB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13.731400000000001">
            <text:p>13.7314</text:p>
          </table:table-cell>
          <table:table-cell table:style-name="ACE-0" office:value-type="float" office:value="40.354900000000001">
            <text:p>40.354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ORB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3.790100000000001">
            <text:p>13.7901</text:p>
          </table:table-cell>
          <table:table-cell table:style-name="ACE-0" office:value-type="float" office:value="10.9114">
            <text:p>10.911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ORB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12.058999999999999">
            <text:p>12.059</text:p>
          </table:table-cell>
          <table:table-cell table:style-name="ACE-0" office:value-type="float" office:value="18.651">
            <text:p>18.65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ORB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1.8642">
            <text:p>11.8642</text:p>
          </table:table-cell>
          <table:table-cell table:style-name="ACE-0" office:value-type="float" office:value="14.6914">
            <text:p>14.691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ORB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11.9682">
            <text:p>11.9682</text:p>
          </table:table-cell>
          <table:table-cell table:style-name="ACE-0" office:value-type="float" office:value="9.0057799999999997">
            <text:p>9.0057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ORB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9.8871099999999998">
            <text:p>9.88711</text:p>
          </table:table-cell>
          <table:table-cell table:style-name="ACE-0" office:value-type="string">
            <text:p>-inf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ORB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9.4250399999999992">
            <text:p>9.42504</text:p>
          </table:table-cell>
          <table:table-cell table:style-name="ACE-0" office:value-type="float" office:value="9.2640600000000006">
            <text:p>9.2640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ORB</text:p>
          </table:table-cell>
          <table:table-cell table:style-name="ACE-0" office:value-type="float" office:value="14">
            <text:p>14</text:p>
          </table:table-cell>
          <table:table-cell table:style-name="ACE-0" office:value-type="float" office:value="9.3021499999999993">
            <text:p>9.30215</text:p>
          </table:table-cell>
          <table:table-cell table:style-name="ACE-0" office:value-type="float" office:value="11.4725">
            <text:p>11.472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ORB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8.3211999999999993">
            <text:p>8.3212</text:p>
          </table:table-cell>
          <table:table-cell table:style-name="ACE-0" office:value-type="float" office:value="12.9444">
            <text:p>12.944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ORB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8.8986699999999992">
            <text:p>8.89867</text:p>
          </table:table-cell>
          <table:table-cell table:style-name="ACE-0" office:value-type="float" office:value="9.5413599999999992">
            <text:p>9.5413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ORB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11.030099999999999">
            <text:p>11.0301</text:p>
          </table:table-cell>
          <table:table-cell table:style-name="ACE-0" office:value-type="float" office:value="25.642499999999998">
            <text:p>25.642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ORB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8.5355699999999999">
            <text:p>8.53557</text:p>
          </table:table-cell>
          <table:table-cell table:style-name="ACE-0" office:value-type="float" office:value="23.729900000000001">
            <text:p>23.7299</text:p>
          </table:table-cell>
          <table:table-cell table:number-columns-repeated="251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FREAK</text:p>
          </table:table-cell>
          <table:table-cell table:style-name="ACE-0" office:value-type="float" office:value="0">
            <text:p>0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.289099999999999">
            <text:p>12.2891</text:p>
          </table:table-cell>
          <table:table-cell table:style-name="ACE-0" office:value-type="float" office:value="11.937099999999999">
            <text:p>11.937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FREAK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3.354699999999999">
            <text:p>13.3547</text:p>
          </table:table-cell>
          <table:table-cell table:style-name="ACE-0" office:value-type="float" office:value="25.201599999999999">
            <text:p>25.201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FREAK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6.384499999999999">
            <text:p>16.3845</text:p>
          </table:table-cell>
          <table:table-cell table:style-name="ACE-0" office:value-type="float" office:value="17.536799999999999">
            <text:p>17.536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FREAK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4.0764">
            <text:p>14.0764</text:p>
          </table:table-cell>
          <table:table-cell table:style-name="ACE-0" office:value-type="float" office:value="11.2797">
            <text:p>11.279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FREAK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2.729900000000001">
            <text:p>12.7299</text:p>
          </table:table-cell>
          <table:table-cell table:style-name="ACE-0" office:value-type="float" office:value="52.139000000000003">
            <text:p>52.13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FREAK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3.751099999999999">
            <text:p>13.7511</text:p>
          </table:table-cell>
          <table:table-cell table:style-name="ACE-0" office:value-type="float" office:value="35.794199999999996">
            <text:p>35.794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FREAK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13.731400000000001">
            <text:p>13.7314</text:p>
          </table:table-cell>
          <table:table-cell table:style-name="ACE-0" office:value-type="float" office:value="127.59099999999999">
            <text:p>127.59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FREAK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3.790100000000001">
            <text:p>13.7901</text:p>
          </table:table-cell>
          <table:table-cell table:style-name="ACE-0" office:value-type="float" office:value="9.3858800000000002">
            <text:p>9.3858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FREAK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12.058999999999999">
            <text:p>12.059</text:p>
          </table:table-cell>
          <table:table-cell table:style-name="ACE-0" office:value-type="float" office:value="13.3292">
            <text:p>13.329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1.8642">
            <text:p>11.8642</text:p>
          </table:table-cell>
          <table:table-cell table:style-name="ACE-0" office:value-type="float" office:value="-545.04399999999998">
            <text:p>−545.04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11.9682">
            <text:p>11.9682</text:p>
          </table:table-cell>
          <table:table-cell table:style-name="ACE-0" office:value-type="float" office:value="8.4078099999999996">
            <text:p>8.4078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9.8871099999999998">
            <text:p>9.88711</text:p>
          </table:table-cell>
          <table:table-cell table:style-name="ACE-0" office:value-type="string">
            <text:p>-inf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9.4250399999999992">
            <text:p>9.42504</text:p>
          </table:table-cell>
          <table:table-cell table:style-name="ACE-0" office:value-type="float" office:value="7.0304799999999998">
            <text:p>7.0304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4">
            <text:p>14</text:p>
          </table:table-cell>
          <table:table-cell table:style-name="ACE-0" office:value-type="float" office:value="9.3021499999999993">
            <text:p>9.30215</text:p>
          </table:table-cell>
          <table:table-cell table:style-name="ACE-0" office:value-type="float" office:value="55.787599999999998">
            <text:p>55.787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8.3211999999999993">
            <text:p>8.3212</text:p>
          </table:table-cell>
          <table:table-cell table:style-name="ACE-0" office:value-type="float" office:value="8.72363">
            <text:p>8.7236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8.8986699999999992">
            <text:p>8.89867</text:p>
          </table:table-cell>
          <table:table-cell table:style-name="ACE-0" office:value-type="float" office:value="11.1021">
            <text:p>11.102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11.030099999999999">
            <text:p>11.0301</text:p>
          </table:table-cell>
          <table:table-cell table:style-name="ACE-0" office:value-type="string">
            <text:p>-inf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ORB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8.5355699999999999">
            <text:p>8.53557</text:p>
          </table:table-cell>
          <table:table-cell table:style-name="ACE-0" office:value-type="float" office:value="24.185500000000001">
            <text:p>24.1855</text:p>
          </table:table-cell>
          <table:table-cell table:number-columns-repeated="251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SK</text:p>
          </table:table-cell>
          <table:table-cell table:style-name="ACE-0" office:value-type="float" office:value="0">
            <text:p>0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.289099999999999">
            <text:p>12.2891</text:p>
          </table:table-cell>
          <table:table-cell table:style-name="ACE-0" office:value-type="float" office:value="12.289899999999999">
            <text:p>12.289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SK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3.354699999999999">
            <text:p>13.3547</text:p>
          </table:table-cell>
          <table:table-cell table:style-name="ACE-0" office:value-type="float" office:value="14.767099999999999">
            <text:p>14.767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SK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6.384499999999999">
            <text:p>16.3845</text:p>
          </table:table-cell>
          <table:table-cell table:style-name="ACE-0" office:value-type="float" office:value="13.458500000000001">
            <text:p>13.458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SK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4.0764">
            <text:p>14.0764</text:p>
          </table:table-cell>
          <table:table-cell table:style-name="ACE-0" office:value-type="float" office:value="14.252700000000001">
            <text:p>14.252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SK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2.729900000000001">
            <text:p>12.7299</text:p>
          </table:table-cell>
          <table:table-cell table:style-name="ACE-0" office:value-type="float" office:value="14.124599999999999">
            <text:p>14.124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SK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3.751099999999999">
            <text:p>13.7511</text:p>
          </table:table-cell>
          <table:table-cell table:style-name="ACE-0" office:value-type="float" office:value="15.088800000000001">
            <text:p>15.088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SK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13.731400000000001">
            <text:p>13.7314</text:p>
          </table:table-cell>
          <table:table-cell table:style-name="ACE-0" office:value-type="float" office:value="16.200199999999999">
            <text:p>16.200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SK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3.790100000000001">
            <text:p>13.7901</text:p>
          </table:table-cell>
          <table:table-cell table:style-name="ACE-0" office:value-type="float" office:value="14.394399999999999">
            <text:p>14.394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SK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12.058999999999999">
            <text:p>12.059</text:p>
          </table:table-cell>
          <table:table-cell table:style-name="ACE-0" office:value-type="float" office:value="13.968">
            <text:p>13.96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1.8642">
            <text:p>11.8642</text:p>
          </table:table-cell>
          <table:table-cell table:style-name="ACE-0" office:value-type="float" office:value="11.4787">
            <text:p>11.478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11.9682">
            <text:p>11.9682</text:p>
          </table:table-cell>
          <table:table-cell table:style-name="ACE-0" office:value-type="float" office:value="12.6562">
            <text:p>12.656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9.8871099999999998">
            <text:p>9.88711</text:p>
          </table:table-cell>
          <table:table-cell table:style-name="ACE-0" office:value-type="float" office:value="11.2959">
            <text:p>11.295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9.4250399999999992">
            <text:p>9.42504</text:p>
          </table:table-cell>
          <table:table-cell table:style-name="ACE-0" office:value-type="float" office:value="10.443300000000001">
            <text:p>10.443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4">
            <text:p>14</text:p>
          </table:table-cell>
          <table:table-cell table:style-name="ACE-0" office:value-type="float" office:value="9.3021499999999993">
            <text:p>9.30215</text:p>
          </table:table-cell>
          <table:table-cell table:style-name="ACE-0" office:value-type="float" office:value="10.544600000000001">
            <text:p>10.544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8.3211999999999993">
            <text:p>8.3212</text:p>
          </table:table-cell>
          <table:table-cell table:style-name="ACE-0" office:value-type="float" office:value="10.000299999999999">
            <text:p>10.000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8.8986699999999992">
            <text:p>8.89867</text:p>
          </table:table-cell>
          <table:table-cell table:style-name="ACE-0" office:value-type="float" office:value="9.9932999999999996">
            <text:p>9.993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11.030099999999999">
            <text:p>11.0301</text:p>
          </table:table-cell>
          <table:table-cell table:style-name="ACE-0" office:value-type="float" office:value="9.4413599999999995">
            <text:p>9.4413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SK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8.5355699999999999">
            <text:p>8.53557</text:p>
          </table:table-cell>
          <table:table-cell table:style-name="ACE-0" office:value-type="float" office:value="8.9813899999999993">
            <text:p>8.98139</text:p>
          </table:table-cell>
          <table:table-cell table:number-columns-repeated="251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EF</text:p>
          </table:table-cell>
          <table:table-cell table:style-name="ACE-0" office:value-type="float" office:value="0">
            <text:p>0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.289099999999999">
            <text:p>12.2891</text:p>
          </table:table-cell>
          <table:table-cell table:style-name="ACE-0" office:value-type="float" office:value="13.3774">
            <text:p>13.377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EF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3.354699999999999">
            <text:p>13.3547</text:p>
          </table:table-cell>
          <table:table-cell table:style-name="ACE-0" office:value-type="float" office:value="15.1976">
            <text:p>15.197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EF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6.384499999999999">
            <text:p>16.3845</text:p>
          </table:table-cell>
          <table:table-cell table:style-name="ACE-0" office:value-type="float" office:value="13.141299999999999">
            <text:p>13.141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EF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4.0764">
            <text:p>14.0764</text:p>
          </table:table-cell>
          <table:table-cell table:style-name="ACE-0" office:value-type="float" office:value="14.595700000000001">
            <text:p>14.595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EF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2.729900000000001">
            <text:p>12.7299</text:p>
          </table:table-cell>
          <table:table-cell table:style-name="ACE-0" office:value-type="float" office:value="15.6028">
            <text:p>15.602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EF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3.751099999999999">
            <text:p>13.7511</text:p>
          </table:table-cell>
          <table:table-cell table:style-name="ACE-0" office:value-type="float" office:value="13.640599999999999">
            <text:p>13.640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EF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13.731400000000001">
            <text:p>13.7314</text:p>
          </table:table-cell>
          <table:table-cell table:style-name="ACE-0" office:value-type="float" office:value="15.7392">
            <text:p>15.739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EF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3.790100000000001">
            <text:p>13.7901</text:p>
          </table:table-cell>
          <table:table-cell table:style-name="ACE-0" office:value-type="float" office:value="14.459899999999999">
            <text:p>14.459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EF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12.058999999999999">
            <text:p>12.059</text:p>
          </table:table-cell>
          <table:table-cell table:style-name="ACE-0" office:value-type="float" office:value="14.1136">
            <text:p>14.113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1.8642">
            <text:p>11.8642</text:p>
          </table:table-cell>
          <table:table-cell table:style-name="ACE-0" office:value-type="float" office:value="11.8964">
            <text:p>11.896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11.9682">
            <text:p>11.9682</text:p>
          </table:table-cell>
          <table:table-cell table:style-name="ACE-0" office:value-type="float" office:value="13.0259">
            <text:p>13.025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9.8871099999999998">
            <text:p>9.88711</text:p>
          </table:table-cell>
          <table:table-cell table:style-name="ACE-0" office:value-type="float" office:value="12.168200000000001">
            <text:p>12.168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9.4250399999999992">
            <text:p>9.42504</text:p>
          </table:table-cell>
          <table:table-cell table:style-name="ACE-0" office:value-type="float" office:value="10.2486">
            <text:p>10.248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4">
            <text:p>14</text:p>
          </table:table-cell>
          <table:table-cell table:style-name="ACE-0" office:value-type="float" office:value="9.3021499999999993">
            <text:p>9.30215</text:p>
          </table:table-cell>
          <table:table-cell table:style-name="ACE-0" office:value-type="float" office:value="10.126099999999999">
            <text:p>10.126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8.3211999999999993">
            <text:p>8.3212</text:p>
          </table:table-cell>
          <table:table-cell table:style-name="ACE-0" office:value-type="float" office:value="9.1508299999999991">
            <text:p>9.1508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8.8986699999999992">
            <text:p>8.89867</text:p>
          </table:table-cell>
          <table:table-cell table:style-name="ACE-0" office:value-type="float" office:value="10.145799999999999">
            <text:p>10.145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11.030099999999999">
            <text:p>11.0301</text:p>
          </table:table-cell>
          <table:table-cell table:style-name="ACE-0" office:value-type="float" office:value="9.5387299999999993">
            <text:p>9.5387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BRIEF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8.5355699999999999">
            <text:p>8.53557</text:p>
          </table:table-cell>
          <table:table-cell table:style-name="ACE-0" office:value-type="float" office:value="8.8438499999999998">
            <text:p>8.84385</text:p>
          </table:table-cell>
          <table:table-cell table:number-columns-repeated="251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ORB</text:p>
          </table:table-cell>
          <table:table-cell table:style-name="ACE-0" office:value-type="float" office:value="0">
            <text:p>0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ORB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.289099999999999">
            <text:p>12.2891</text:p>
          </table:table-cell>
          <table:table-cell table:style-name="ACE-0" office:value-type="float" office:value="12.8277">
            <text:p>12.827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ORB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3.354699999999999">
            <text:p>13.3547</text:p>
          </table:table-cell>
          <table:table-cell table:style-name="ACE-0" office:value-type="float" office:value="14.4087">
            <text:p>14.408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ORB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6.384499999999999">
            <text:p>16.3845</text:p>
          </table:table-cell>
          <table:table-cell table:style-name="ACE-0" office:value-type="float" office:value="13.0413">
            <text:p>13.041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ORB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4.0764">
            <text:p>14.0764</text:p>
          </table:table-cell>
          <table:table-cell table:style-name="ACE-0" office:value-type="float" office:value="13.862299999999999">
            <text:p>13.862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ORB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2.729900000000001">
            <text:p>12.7299</text:p>
          </table:table-cell>
          <table:table-cell table:style-name="ACE-0" office:value-type="float" office:value="15.9899">
            <text:p>15.989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ORB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3.751099999999999">
            <text:p>13.7511</text:p>
          </table:table-cell>
          <table:table-cell table:style-name="ACE-0" office:value-type="float" office:value="14.147500000000001">
            <text:p>14.147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ORB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13.731400000000001">
            <text:p>13.7314</text:p>
          </table:table-cell>
          <table:table-cell table:style-name="ACE-0" office:value-type="float" office:value="15.775499999999999">
            <text:p>15.775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ORB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3.790100000000001">
            <text:p>13.7901</text:p>
          </table:table-cell>
          <table:table-cell table:style-name="ACE-0" office:value-type="float" office:value="14.2606">
            <text:p>14.260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ORB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12.058999999999999">
            <text:p>12.059</text:p>
          </table:table-cell>
          <table:table-cell table:style-name="ACE-0" office:value-type="float" office:value="13.9221">
            <text:p>13.922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ORB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1.8642">
            <text:p>11.8642</text:p>
          </table:table-cell>
          <table:table-cell table:style-name="ACE-0" office:value-type="float" office:value="11.391500000000001">
            <text:p>11.391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ORB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11.9682">
            <text:p>11.9682</text:p>
          </table:table-cell>
          <table:table-cell table:style-name="ACE-0" office:value-type="float" office:value="12.149800000000001">
            <text:p>12.149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ORB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9.8871099999999998">
            <text:p>9.88711</text:p>
          </table:table-cell>
          <table:table-cell table:style-name="ACE-0" office:value-type="float" office:value="11.4123">
            <text:p>11.412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ORB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9.4250399999999992">
            <text:p>9.42504</text:p>
          </table:table-cell>
          <table:table-cell table:style-name="ACE-0" office:value-type="float" office:value="10.6851">
            <text:p>10.685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ORB</text:p>
          </table:table-cell>
          <table:table-cell table:style-name="ACE-0" office:value-type="float" office:value="14">
            <text:p>14</text:p>
          </table:table-cell>
          <table:table-cell table:style-name="ACE-0" office:value-type="float" office:value="9.3021499999999993">
            <text:p>9.30215</text:p>
          </table:table-cell>
          <table:table-cell table:style-name="ACE-0" office:value-type="float" office:value="10.3567">
            <text:p>10.356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ORB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8.3211999999999993">
            <text:p>8.3212</text:p>
          </table:table-cell>
          <table:table-cell table:style-name="ACE-0" office:value-type="float" office:value="9.6639800000000005">
            <text:p>9.6639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ORB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8.8986699999999992">
            <text:p>8.89867</text:p>
          </table:table-cell>
          <table:table-cell table:style-name="ACE-0" office:value-type="float" office:value="10.3927">
            <text:p>10.392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ORB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11.030099999999999">
            <text:p>11.0301</text:p>
          </table:table-cell>
          <table:table-cell table:style-name="ACE-0" office:value-type="float" office:value="9.1588999999999992">
            <text:p>9.158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ORB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8.5355699999999999">
            <text:p>8.53557</text:p>
          </table:table-cell>
          <table:table-cell table:style-name="ACE-0" office:value-type="float" office:value="8.9967000000000006">
            <text:p>8.9967</text:p>
          </table:table-cell>
          <table:table-cell table:number-columns-repeated="251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FREAK</text:p>
          </table:table-cell>
          <table:table-cell table:style-name="ACE-0" office:value-type="float" office:value="0">
            <text:p>0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.289099999999999">
            <text:p>12.2891</text:p>
          </table:table-cell>
          <table:table-cell table:style-name="ACE-0" office:value-type="float" office:value="12.773">
            <text:p>12.77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FREAK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3.354699999999999">
            <text:p>13.3547</text:p>
          </table:table-cell>
          <table:table-cell table:style-name="ACE-0" office:value-type="float" office:value="13.9034">
            <text:p>13.903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FREAK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6.384499999999999">
            <text:p>16.3845</text:p>
          </table:table-cell>
          <table:table-cell table:style-name="ACE-0" office:value-type="float" office:value="13.8949">
            <text:p>13.894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FREAK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4.0764">
            <text:p>14.0764</text:p>
          </table:table-cell>
          <table:table-cell table:style-name="ACE-0" office:value-type="float" office:value="13.7521">
            <text:p>13.752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FREAK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2.729900000000001">
            <text:p>12.7299</text:p>
          </table:table-cell>
          <table:table-cell table:style-name="ACE-0" office:value-type="float" office:value="15.0344">
            <text:p>15.0344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FREAK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3.751099999999999">
            <text:p>13.7511</text:p>
          </table:table-cell>
          <table:table-cell table:style-name="ACE-0" office:value-type="float" office:value="14.136799999999999">
            <text:p>14.136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FREAK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13.731400000000001">
            <text:p>13.7314</text:p>
          </table:table-cell>
          <table:table-cell table:style-name="ACE-0" office:value-type="float" office:value="15.6936">
            <text:p>15.693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FREAK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3.790100000000001">
            <text:p>13.7901</text:p>
          </table:table-cell>
          <table:table-cell table:style-name="ACE-0" office:value-type="float" office:value="13.7666">
            <text:p>13.766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FREAK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12.058999999999999">
            <text:p>12.059</text:p>
          </table:table-cell>
          <table:table-cell table:style-name="ACE-0" office:value-type="float" office:value="13.067600000000001">
            <text:p>13.067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1.8642">
            <text:p>11.8642</text:p>
          </table:table-cell>
          <table:table-cell table:style-name="ACE-0" office:value-type="float" office:value="11.878">
            <text:p>11.87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11.9682">
            <text:p>11.9682</text:p>
          </table:table-cell>
          <table:table-cell table:style-name="ACE-0" office:value-type="float" office:value="12.1539">
            <text:p>12.153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9.8871099999999998">
            <text:p>9.88711</text:p>
          </table:table-cell>
          <table:table-cell table:style-name="ACE-0" office:value-type="float" office:value="10.6995">
            <text:p>10.699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9.4250399999999992">
            <text:p>9.42504</text:p>
          </table:table-cell>
          <table:table-cell table:style-name="ACE-0" office:value-type="float" office:value="10.934200000000001">
            <text:p>10.9342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4">
            <text:p>14</text:p>
          </table:table-cell>
          <table:table-cell table:style-name="ACE-0" office:value-type="float" office:value="9.3021499999999993">
            <text:p>9.30215</text:p>
          </table:table-cell>
          <table:table-cell table:style-name="ACE-0" office:value-type="float" office:value="9.9718900000000001">
            <text:p>9.9718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8.3211999999999993">
            <text:p>8.3212</text:p>
          </table:table-cell>
          <table:table-cell table:style-name="ACE-0" office:value-type="float" office:value="9.3676499999999994">
            <text:p>9.3676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8.8986699999999992">
            <text:p>8.89867</text:p>
          </table:table-cell>
          <table:table-cell table:style-name="ACE-0" office:value-type="float" office:value="9.8152600000000003">
            <text:p>9.8152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11.030099999999999">
            <text:p>11.0301</text:p>
          </table:table-cell>
          <table:table-cell table:style-name="ACE-0" office:value-type="float" office:value="9.5717499999999998">
            <text:p>9.5717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FREAK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8.5355699999999999">
            <text:p>8.53557</text:p>
          </table:table-cell>
          <table:table-cell table:style-name="ACE-0" office:value-type="float" office:value="8.9106799999999993">
            <text:p>8.91068</text:p>
          </table:table-cell>
          <table:table-cell table:number-columns-repeated="251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AKAZE</text:p>
          </table:table-cell>
          <table:table-cell table:style-name="ACE-0" office:value-type="float" office:value="0">
            <text:p>0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AKAZE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.289099999999999">
            <text:p>12.2891</text:p>
          </table:table-cell>
          <table:table-cell table:style-name="ACE-0" office:value-type="float" office:value="12.583500000000001">
            <text:p>12.5835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AKAZE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3.354699999999999">
            <text:p>13.3547</text:p>
          </table:table-cell>
          <table:table-cell table:style-name="ACE-0" office:value-type="float" office:value="14.790100000000001">
            <text:p>14.790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AKAZE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6.384499999999999">
            <text:p>16.3845</text:p>
          </table:table-cell>
          <table:table-cell table:style-name="ACE-0" office:value-type="float" office:value="12.949">
            <text:p>12.94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AKAZE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4.0764">
            <text:p>14.0764</text:p>
          </table:table-cell>
          <table:table-cell table:style-name="ACE-0" office:value-type="float" office:value="14.615600000000001">
            <text:p>14.6156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AKAZE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2.729900000000001">
            <text:p>12.7299</text:p>
          </table:table-cell>
          <table:table-cell table:style-name="ACE-0" office:value-type="float" office:value="16.497699999999998">
            <text:p>16.497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AKAZE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3.751099999999999">
            <text:p>13.7511</text:p>
          </table:table-cell>
          <table:table-cell table:style-name="ACE-0" office:value-type="float" office:value="13.2509">
            <text:p>13.250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AKAZE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13.731400000000001">
            <text:p>13.7314</text:p>
          </table:table-cell>
          <table:table-cell table:style-name="ACE-0" office:value-type="float" office:value="15.2119">
            <text:p>15.211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AKAZE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3.790100000000001">
            <text:p>13.7901</text:p>
          </table:table-cell>
          <table:table-cell table:style-name="ACE-0" office:value-type="float" office:value="14.556699999999999">
            <text:p>14.556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AKAZE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12.058999999999999">
            <text:p>12.059</text:p>
          </table:table-cell>
          <table:table-cell table:style-name="ACE-0" office:value-type="float" office:value="14.1523">
            <text:p>14.152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AKAZ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1.8642">
            <text:p>11.8642</text:p>
          </table:table-cell>
          <table:table-cell table:style-name="ACE-0" office:value-type="float" office:value="11.5863">
            <text:p>11.5863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AKAZE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11.9682">
            <text:p>11.9682</text:p>
          </table:table-cell>
          <table:table-cell table:style-name="ACE-0" office:value-type="float" office:value="12.1869">
            <text:p>12.186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AKAZ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9.8871099999999998">
            <text:p>9.88711</text:p>
          </table:table-cell>
          <table:table-cell table:style-name="ACE-0" office:value-type="float" office:value="11.5021">
            <text:p>11.502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AKAZE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9.4250399999999992">
            <text:p>9.42504</text:p>
          </table:table-cell>
          <table:table-cell table:style-name="ACE-0" office:value-type="float" office:value="10.4251">
            <text:p>10.425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AKAZE</text:p>
          </table:table-cell>
          <table:table-cell table:style-name="ACE-0" office:value-type="float" office:value="14">
            <text:p>14</text:p>
          </table:table-cell>
          <table:table-cell table:style-name="ACE-0" office:value-type="float" office:value="9.3021499999999993">
            <text:p>9.30215</text:p>
          </table:table-cell>
          <table:table-cell table:style-name="ACE-0" office:value-type="float" office:value="10.4339">
            <text:p>10.4339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AKAZE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8.3211999999999993">
            <text:p>8.3212</text:p>
          </table:table-cell>
          <table:table-cell table:style-name="ACE-0" office:value-type="float" office:value="10.6541">
            <text:p>10.6541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AKAZE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8.8986699999999992">
            <text:p>8.89867</text:p>
          </table:table-cell>
          <table:table-cell table:style-name="ACE-0" office:value-type="float" office:value="10.0937">
            <text:p>10.0937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AKAZE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11.030099999999999">
            <text:p>11.0301</text:p>
          </table:table-cell>
          <table:table-cell table:style-name="ACE-0" office:value-type="float" office:value="9.3596800000000009">
            <text:p>9.35968</text:p>
          </table:table-cell>
          <table:table-cell table:number-columns-repeated="251" table:style-name="ACE-0"/>
        </table:table-row>
        <table:table-row table:style-name="AROW-0">
          <table:table-cell table:style-name="ACE-0" office:value-type="string">
            <text:p>AKAZE</text:p>
          </table:table-cell>
          <table:table-cell table:style-name="ACE-0" office:value-type="string">
            <text:p>AKAZE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8.5355699999999999">
            <text:p>8.53557</text:p>
          </table:table-cell>
          <table:table-cell table:style-name="ACE-0" office:value-type="float" office:value="9.0057200000000002">
            <text:p>9.00572</text:p>
          </table:table-cell>
          <table:table-cell table:number-columns-repeated="251" table:style-name="ACE-0"/>
        </table:table-row>
        <table:table-row table:style-name="AROW-0" table:number-rows-repeated="65036">
          <table:table-cell table:number-columns-repeated="256"/>
        </table:table-row>
        <table:named-expressions>
          <table:named-expression table:name="Print_Area" table:expression="of:=#REF!" table:base-cell-address="$'Report.csv'.$A$1"/>
          <table:named-expression table:name="Sheet_Title" table:expression="of:=&quot;Report.csv&quot;" table:base-cell-address="$'Report.csv'.$A$1"/>
        </table:named-expressions>
        <gnm:selections gnm:cursor-col="0" gnm:cursor-row="481">
          <gnm:selection gnm:start-col="0" gnm:start-row="481" gnm:end-col="4" gnm:end-row="4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2-04T19:23:37Z</dc:date>
    <meta:creation-date>2020-02-04T19:22:27Z</meta:creation-date>
    <meta:generator>gnumeric/1.12.28</meta:generator>
  </office:meta>
</office:document-meta>
</file>